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1" svg:font-family="Arial" style:font-family-generic="swiss" style:font-pitch="variable"/>
    <style:font-face style:name="Calibri2" svg:font-family="Calibri"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ans-serif1" svg:font-family="sans-serif" style:font-family-generic="system" style:font-pitch="variable"/>
  </office:font-face-decls>
  <office:automatic-styles>
    <style:style style:name="P1" style:family="paragraph" style:parent-style-name="LO-normal">
      <loext:graphic-properties draw:fill="solid" draw:fill-color="#ffffff"/>
      <style:paragraph-properties fo:margin-top="0in" fo:margin-bottom="0in" style:contextual-spacing="false" fo:line-height="100%" fo:background-color="#ffffff"/>
    </style:style>
    <style:style style:name="P2" style:family="paragraph" style:parent-style-name="LO-normal">
      <loext:graphic-properties draw:fill="solid" draw:fill-color="#ffffff"/>
      <style:paragraph-properties fo:margin-top="0in" fo:margin-bottom="0in" style:contextual-spacing="false" fo:line-height="115%" fo:background-color="#ffffff"/>
    </style:style>
    <style:style style:name="P3" style:family="paragraph" style:parent-style-name="Heading_20_1" style:master-page-name="Standard">
      <loext:graphic-properties draw:fill="solid" draw:fill-color="#ffffff"/>
      <style:paragraph-properties fo:margin-top="0in" fo:margin-bottom="0in" style:contextual-spacing="false" fo:line-height="100%" style:page-number="auto" fo:background-color="#ffffff"/>
      <style:text-properties fo:color="#000000" loext:opacity="100%" style:font-name="Arial1" fo:font-size="12pt" style:text-underline-style="none" fo:font-weight="normal" fo:background-color="transparent" style:font-name-asian="Liberation Serif1" style:font-size-asian="12pt" style:font-weight-asian="normal" style:font-name-complex="Liberation Serif1" style:font-size-complex="12pt" style:font-weight-complex="normal"/>
    </style:style>
    <style:style style:name="P4" style:family="paragraph" style:parent-style-name="LO-normal">
      <loext:graphic-properties draw:fill="solid" draw:fill-color="#ffffff"/>
      <style:paragraph-properties fo:margin-top="0in" fo:margin-bottom="0in" style:contextual-spacing="false" fo:line-height="115%" fo:background-color="#ffffff"/>
      <style:text-properties fo:color="#000000" loext:opacity="100%" style:font-name="Arial1" fo:font-size="12pt" fo:font-weight="normal" style:font-name-asian="Arial2" style:font-size-asian="12pt" style:font-weight-asian="normal" style:font-name-complex="Arial2" style:font-size-complex="12pt" style:font-weight-complex="normal"/>
    </style:style>
    <style:style style:name="P5" style:family="paragraph" style:parent-style-name="LO-normal">
      <loext:graphic-properties draw:fill="solid" draw:fill-color="#ffffff"/>
      <style:paragraph-properties fo:margin-top="0in" fo:margin-bottom="0in" style:contextual-spacing="false" fo:line-height="115%" fo:background-color="#ffffff"/>
      <style:text-properties fo:color="#000000" loext:opacity="100%" style:font-name="Arial1" fo:font-size="12pt" fo:font-style="italic" style:text-underline-style="none" fo:font-weight="normal" style:font-name-asian="Arial2" style:font-size-asian="12pt" style:font-style-asian="italic" style:font-weight-asian="normal" style:font-name-complex="Arial2" style:font-size-complex="12pt" style:font-weight-complex="normal"/>
    </style:style>
    <style:style style:name="P6" style:family="paragraph" style:parent-style-name="LO-normal">
      <loext:graphic-properties draw:fill="solid" draw:fill-color="#ffffff"/>
      <style:paragraph-properties fo:margin-top="0in" fo:margin-bottom="0in" style:contextual-spacing="false" fo:line-height="115%" fo:background-color="#ffffff"/>
      <style:text-properties fo:color="#000000" loext:opacity="100%" style:font-name="Arial1" fo:font-size="12pt" fo:font-style="italic" style:text-underline-style="none" fo:font-weight="normal" fo:background-color="#ffffff" style:font-name-asian="Arial2" style:font-size-asian="12pt" style:font-style-asian="italic" style:font-weight-asian="normal" style:font-name-complex="Arial2" style:font-size-complex="12pt" style:font-weight-complex="normal"/>
    </style:style>
    <style:style style:name="P7" style:family="paragraph" style:parent-style-name="LO-normal">
      <loext:graphic-properties draw:fill="solid" draw:fill-color="#ffffff"/>
      <style:paragraph-properties fo:margin-top="0in" fo:margin-bottom="0in" style:contextual-spacing="false" fo:line-height="100%" fo:background-color="#ffffff"/>
      <style:text-properties fo:color="#000000" loext:opacity="100%" style:font-name="Arial1" fo:font-size="12pt" style:text-underline-style="none" fo:font-weight="normal" officeooo:paragraph-rsid="001a72ad" style:font-name-asian="Liberation Serif1" style:font-size-asian="12pt" style:font-weight-asian="normal" style:font-name-complex="Liberation Serif1" style:font-size-complex="12pt" style:font-weight-complex="normal"/>
    </style:style>
    <style:style style:name="P8" style:family="paragraph" style:parent-style-name="LO-normal">
      <loext:graphic-properties draw:fill="solid" draw:fill-color="#ffffff"/>
      <style:paragraph-properties fo:margin-top="0in" fo:margin-bottom="0in" style:contextual-spacing="false" fo:line-height="100%" fo:background-color="#ffffff"/>
      <style:text-properties fo:color="#000000" loext:opacity="100%" style:font-name="Arial1" fo:font-size="12pt" style:text-underline-style="none" fo:font-weight="normal" officeooo:paragraph-rsid="0019f2fe" fo:background-color="transparent" style:font-name-asian="Liberation Serif1" style:font-size-asian="12pt" style:font-weight-asian="normal" style:font-name-complex="Liberation Serif1" style:font-size-complex="12pt" style:font-weight-complex="normal"/>
    </style:style>
    <style:style style:name="P9" style:family="paragraph" style:parent-style-name="LO-normal">
      <loext:graphic-properties draw:fill="solid" draw:fill-color="#ffffff"/>
      <style:paragraph-properties fo:margin-top="0in" fo:margin-bottom="0in" style:contextual-spacing="false" fo:line-height="100%" fo:background-color="#ffffff"/>
      <style:text-properties fo:color="#000000" loext:opacity="100%" style:font-name="Arial1" fo:font-size="12pt" style:text-underline-style="none" fo:font-weight="normal" fo:background-color="transparent" style:font-name-asian="Liberation Serif1" style:font-size-asian="12pt" style:font-weight-asian="normal" style:font-name-complex="Liberation Serif1" style:font-size-complex="12pt" style:font-weight-complex="normal"/>
    </style:style>
    <style:style style:name="P10" style:family="paragraph" style:parent-style-name="LO-normal">
      <loext:graphic-properties draw:fill="solid" draw:fill-color="#ffffff"/>
      <style:paragraph-properties fo:margin-top="0in" fo:margin-bottom="0in" style:contextual-spacing="false" fo:line-height="100%" fo:background-color="#ffffff"/>
      <style:text-properties fo:color="#000000" loext:opacity="100%" style:font-name="Arial1" fo:font-size="12pt" style:text-underline-style="none" fo:font-weight="normal" officeooo:paragraph-rsid="001a72ad" fo:background-color="transparent" style:font-name-asian="Liberation Serif1" style:font-size-asian="12pt" style:font-weight-asian="normal" style:font-name-complex="Liberation Serif1" style:font-size-complex="12pt" style:font-weight-complex="normal"/>
    </style:style>
    <style:style style:name="P11" style:family="paragraph" style:parent-style-name="LO-normal">
      <loext:graphic-properties draw:fill="solid" draw:fill-color="#ffffff"/>
      <style:paragraph-properties fo:margin-top="0in" fo:margin-bottom="0in" style:contextual-spacing="false" fo:line-height="115%" fo:background-color="#ffffff"/>
      <style:text-properties fo:color="#000000" loext:opacity="100%" style:font-name="Arial1" fo:font-size="12pt" style:text-underline-style="none" fo:font-weight="normal" fo:background-color="transparent" style:font-name-asian="Liberation Serif1" style:font-size-asian="12pt" style:font-weight-asian="normal" style:font-name-complex="Liberation Serif1" style:font-size-complex="12pt" style:font-weight-complex="normal"/>
    </style:style>
    <style:style style:name="P12" style:family="paragraph" style:parent-style-name="LO-normal">
      <loext:graphic-properties draw:fill="solid" draw:fill-color="#ffffff"/>
      <style:paragraph-properties fo:margin-top="0in" fo:margin-bottom="0in" style:contextual-spacing="false" fo:line-height="115%" fo:background-color="#ffffff"/>
      <style:text-properties fo:color="#000000" loext:opacity="100%" style:font-name="Arial1" fo:font-size="12pt" style:text-underline-style="none" fo:font-weight="normal" officeooo:paragraph-rsid="0019f2fe" style:font-size-asian="12pt" style:font-weight-asian="normal" style:font-size-complex="12pt" style:font-weight-complex="normal"/>
    </style:style>
    <style:style style:name="P13" style:family="paragraph" style:parent-style-name="LO-normal">
      <loext:graphic-properties draw:fill="solid" draw:fill-color="#ffffff"/>
      <style:paragraph-properties fo:margin-top="0in" fo:margin-bottom="0in" style:contextual-spacing="false" fo:line-height="115%" fo:background-color="#ffffff"/>
      <style:text-properties fo:color="#000000" loext:opacity="100%" style:font-name="Arial1" fo:font-size="12pt" style:text-underline-style="none" fo:font-weight="normal" officeooo:paragraph-rsid="001a72ad" style:font-size-asian="12pt" style:font-weight-asian="normal" style:font-size-complex="12pt" style:font-weight-complex="normal"/>
    </style:style>
    <style:style style:name="P14" style:family="paragraph" style:parent-style-name="LO-normal">
      <loext:graphic-properties draw:fill="solid" draw:fill-color="#ffffff"/>
      <style:paragraph-properties fo:margin-top="0in" fo:margin-bottom="0in" style:contextual-spacing="false" fo:line-height="115%" fo:background-color="#ffffff"/>
      <style:text-properties fo:color="#000000" loext:opacity="100%" style:font-name="Arial1" fo:font-size="12pt" style:text-underline-style="none" fo:font-weight="normal" style:font-size-asian="12pt" style:font-weight-asian="normal" style:font-size-complex="12pt" style:font-weight-complex="normal"/>
    </style:style>
    <style:style style:name="P15" style:family="paragraph" style:parent-style-name="LO-normal">
      <loext:graphic-properties draw:fill="solid" draw:fill-color="#ffffff"/>
      <style:paragraph-properties fo:margin-top="0in" fo:margin-bottom="0in" style:contextual-spacing="false" fo:line-height="100%" fo:background-color="#ffffff"/>
      <style:text-properties fo:color="#000000" loext:opacity="100%" style:font-name="Arial1" fo:font-size="12pt" style:text-underline-style="none" fo:font-weight="normal" style:font-size-asian="12pt" style:font-weight-asian="normal" style:font-size-complex="12pt" style:font-weight-complex="normal"/>
    </style:style>
    <style:style style:name="P16" style:family="paragraph" style:parent-style-name="LO-normal">
      <loext:graphic-properties draw:fill="solid" draw:fill-color="#ffffff"/>
      <style:paragraph-properties fo:margin-top="0in" fo:margin-bottom="0in" style:contextual-spacing="false" fo:line-height="115%" fo:background-color="#ffffff"/>
      <style:text-properties fo:color="#000000" loext:opacity="100%" style:font-name="Arial1" fo:font-size="12pt" style:text-underline-style="none" fo:font-weight="normal" style:font-name-asian="Arial2" style:font-size-asian="12pt" style:font-weight-asian="normal" style:font-name-complex="Arial2" style:font-size-complex="12pt" style:font-weight-complex="normal"/>
    </style:style>
    <style:style style:name="P17" style:family="paragraph" style:parent-style-name="LO-normal">
      <loext:graphic-properties draw:fill="solid" draw:fill-color="#ffffff"/>
      <style:paragraph-properties fo:margin-top="0in" fo:margin-bottom="0in" style:contextual-spacing="false" fo:line-height="115%" fo:background-color="#ffffff"/>
      <style:text-properties fo:color="#000000" loext:opacity="100%" style:font-name="Arial1" fo:font-size="12pt" style:text-underline-style="none" fo:font-weight="normal" officeooo:paragraph-rsid="001a72ad" style:font-name-asian="Arial2" style:font-size-asian="12pt" style:font-weight-asian="normal" style:font-name-complex="Arial2" style:font-size-complex="12pt" style:font-weight-complex="normal"/>
    </style:style>
    <style:style style:name="P18" style:family="paragraph" style:parent-style-name="LO-normal">
      <loext:graphic-properties draw:fill="solid" draw:fill-color="#ffffff"/>
      <style:paragraph-properties fo:margin-top="0in" fo:margin-bottom="0in" style:contextual-spacing="false" fo:line-height="100%" fo:background-color="#ffffff"/>
      <style:text-properties fo:color="#000000" loext:opacity="100%" style:font-name="Arial1" fo:font-size="12pt" style:text-underline-style="none" fo:font-weight="normal" style:font-name-asian="Arial2" style:font-size-asian="12pt" style:font-weight-asian="normal" style:font-name-complex="Arial2" style:font-size-complex="12pt" style:font-weight-complex="normal"/>
    </style:style>
    <style:style style:name="P19" style:family="paragraph" style:parent-style-name="LO-normal">
      <loext:graphic-properties draw:fill="solid" draw:fill-color="#ffffff"/>
      <style:paragraph-properties fo:margin-top="0in" fo:margin-bottom="0in" style:contextual-spacing="false" fo:line-height="115%" fo:background-color="#ffffff"/>
      <style:text-properties fo:color="#000000" loext:opacity="100%" style:font-name="Arial1" fo:font-size="12pt" style:text-underline-style="none" fo:font-weight="normal" fo:background-color="#ffffff" style:font-name-asian="Arial2" style:font-size-asian="12pt" style:font-weight-asian="normal" style:font-name-complex="Arial2" style:font-size-complex="12pt" style:font-weight-complex="normal"/>
    </style:style>
    <style:style style:name="P20" style:family="paragraph" style:parent-style-name="LO-normal">
      <loext:graphic-properties draw:fill="solid" draw:fill-color="#ffffff"/>
      <style:paragraph-properties fo:margin-top="0in" fo:margin-bottom="0in" style:contextual-spacing="false" fo:line-height="100%" fo:background-color="#ffffff"/>
      <style:text-properties fo:color="#000000" loext:opacity="100%" style:font-name="Arial1" fo:font-size="12pt" style:text-underline-style="none" fo:font-weight="normal" fo:background-color="#ffffff" style:font-name-asian="Arial2" style:font-size-asian="12pt" style:font-weight-asian="normal" style:font-name-complex="Arial2" style:font-size-complex="12pt" style:font-weight-complex="normal"/>
    </style:style>
    <style:style style:name="P21" style:family="paragraph" style:parent-style-name="LO-normal">
      <loext:graphic-properties draw:fill="solid" draw:fill-color="#ffffff"/>
      <style:paragraph-properties fo:margin-top="0in" fo:margin-bottom="0in" style:contextual-spacing="false" fo:line-height="115%" fo:background-color="#ffffff"/>
    </style:style>
    <style:style style:name="P22" style:family="paragraph" style:parent-style-name="LO-normal" style:list-style-name="WWNum3">
      <loext:graphic-properties draw:fill="solid" draw:fill-color="#ffffff"/>
      <style:paragraph-properties fo:margin-left="0.5in" fo:margin-right="0in" fo:margin-top="0in" fo:margin-bottom="0in" style:contextual-spacing="false" fo:line-height="115%" fo:text-indent="-0.25in" style:auto-text-indent="false" fo:background-color="#ffffff"/>
      <style:text-properties fo:color="#000000" loext:opacity="100%" style:font-name="Arial1" fo:font-size="12pt" style:text-underline-style="none" fo:font-weight="normal" fo:background-color="#ffffff" style:font-name-asian="Arial2" style:font-size-asian="12pt" style:font-weight-asian="normal" style:font-name-complex="Arial2" style:font-size-complex="12pt" style:font-weight-complex="normal"/>
    </style:style>
    <style:style style:name="P23" style:family="paragraph" style:parent-style-name="LO-normal" style:list-style-name="WWNum2">
      <loext:graphic-properties draw:fill="solid" draw:fill-color="#ffffff"/>
      <style:paragraph-properties fo:margin-left="0.5in" fo:margin-right="0in" fo:margin-top="0in" fo:margin-bottom="0in" style:contextual-spacing="false" fo:line-height="115%" fo:text-indent="-0.25in" style:auto-text-indent="false" fo:background-color="#ffffff"/>
      <style:text-properties fo:color="#000000" loext:opacity="100%" style:font-name="Arial1" fo:font-size="12pt" style:text-underline-style="none" fo:font-weight="normal" style:font-name-asian="Arial2" style:font-size-asian="12pt" style:font-weight-asian="normal" style:font-name-complex="Arial2" style:font-size-complex="12pt" style:font-weight-complex="normal"/>
    </style:style>
    <style:style style:name="P24" style:family="paragraph" style:parent-style-name="LO-normal" style:list-style-name="WWNum1">
      <loext:graphic-properties draw:fill="solid" draw:fill-color="#ffffff"/>
      <style:paragraph-properties fo:margin-left="0.5in" fo:margin-right="0in" fo:margin-top="0in" fo:margin-bottom="0in" style:contextual-spacing="false" fo:line-height="115%" fo:text-indent="-0.25in" style:auto-text-indent="false" fo:background-color="#ffffff"/>
      <style:text-properties fo:color="#000000" loext:opacity="100%" style:font-name="Arial1" fo:font-size="12pt" style:text-underline-style="none" fo:font-weight="normal" style:font-name-asian="Arial2" style:font-size-asian="12pt" style:font-weight-asian="normal" style:font-name-complex="Arial2" style:font-size-complex="12pt" style:font-weight-complex="normal"/>
    </style:style>
    <style:style style:name="T1" style:family="text">
      <style:text-properties fo:color="#000000" loext:opacity="100%" style:font-name="Arial1" fo:font-size="12pt" fo:font-weight="normal" style:font-name-asian="Arial2" style:font-size-asian="12pt" style:font-weight-asian="normal" style:font-name-complex="Arial2" style:font-size-complex="12pt" style:font-weight-complex="normal"/>
    </style:style>
    <style:style style:name="T2" style:family="text">
      <style:text-properties fo:color="#000000" loext:opacity="100%" style:font-name="Arial1" fo:font-size="12pt" fo:font-weight="normal" fo:background-color="#ffffff" loext:char-shading-value="0" style:font-name-asian="Arial2" style:font-size-asian="12pt" style:font-weight-asian="normal" style:font-name-complex="Arial2" style:font-size-complex="12pt" style:font-weight-complex="normal"/>
    </style:style>
    <style:style style:name="T3" style:family="text">
      <style:text-properties fo:color="#000000" loext:opacity="100%" style:font-name="Arial1" fo:font-size="12pt" style:text-underline-style="solid" style:text-underline-width="auto" style:text-underline-color="font-color" fo:font-weight="normal" style:font-name-asian="Arial2" style:font-size-asian="12pt" style:font-weight-asian="normal" style:font-name-complex="Arial2" style:font-size-complex="12pt" style:font-weight-complex="normal"/>
    </style:style>
    <style:style style:name="T4" style:family="text">
      <style:text-properties fo:color="#000000" loext:opacity="100%" style:font-name="Arial1" fo:font-size="12pt" style:text-underline-style="solid" style:text-underline-width="auto" style:text-underline-color="font-color" fo:font-weight="normal" fo:background-color="#ffffff" loext:char-shading-value="0" style:font-name-asian="Arial2" style:font-size-asian="12pt" style:font-weight-asian="normal" style:font-name-complex="Arial2" style:font-size-complex="12pt" style:font-weight-complex="normal"/>
    </style:style>
    <style:style style:name="T5" style:family="text">
      <style:text-properties fo:color="#000000" loext:opacity="100%" style:font-name="Arial1" fo:font-size="12pt" style:text-underline-style="none" fo:font-weight="normal" style:font-name-asian="Arial2" style:font-size-asian="12pt" style:font-weight-asian="normal" style:font-name-complex="Arial2" style:font-size-complex="12pt" style:font-weight-complex="normal"/>
    </style:style>
    <style:style style:name="T6" style:family="text">
      <style:text-properties fo:color="#000000" loext:opacity="100%" style:font-name="Arial1" fo:font-size="12pt" style:text-underline-style="none" fo:font-weight="normal" fo:background-color="#ffffff" loext:char-shading-value="0" style:font-name-asian="Arial2" style:font-size-asian="12pt" style:font-weight-asian="normal" style:font-name-complex="Arial2" style:font-size-complex="12pt" style:font-weight-complex="normal"/>
    </style:style>
    <style:style style:name="T7" style:family="text">
      <style:text-properties fo:font-variant="normal" fo:text-transform="none" style:font-name-asian="Arial2" style:font-name-complex="Arial2"/>
    </style:style>
    <style:style style:name="T8" style:family="text">
      <style:text-properties fo:font-variant="normal" fo:text-transform="none" fo:font-style="normal" style:font-name-asian="sans-serif1" style:font-style-asian="normal" style:font-name-complex="sans-serif1"/>
    </style:style>
    <style:style style:name="T9" style:family="text">
      <style:text-properties fo:background-color="#ffffff" loext:char-shading-value="0" style:font-name-asian="Arial2" style:font-name-complex="Arial2"/>
    </style:style>
    <style:style style:name="T10" style:family="text">
      <style:text-properties officeooo:rsid="0019f2fe"/>
    </style:style>
    <style:style style:name="T11" style:family="text">
      <style:text-properties fo:background-color="transparent" loext:char-shading-value="0"/>
    </style:style>
    <style:style style:name="T12" style:family="text">
      <style:text-properties fo:background-color="transparent" loext:char-shading-value="0" style:font-name-asian="Liberation Serif1" style:font-name-complex="Liberation Serif1"/>
    </style:style>
    <style:style style:name="T13" style:family="text">
      <style:text-properties officeooo:rsid="0019f2fe" fo:background-color="transparent" loext:char-shading-value="0" style:font-name-asian="Liberation Serif1" style:font-name-complex="Liberation Serif1"/>
    </style:style>
    <style:style style:name="T14" style:family="text">
      <style:text-properties fo:background-color="transparent" loext:char-shading-value="0" style:font-name-asian="Arial2" style:font-name-complex="Arial2"/>
    </style:style>
    <style:style style:name="T15" style:family="text">
      <style:text-properties officeooo:rsid="0019f2fe" fo:background-color="transparent" loext:char-shading-value="0" style:font-name-asian="Arial2" style:font-name-complex="Arial2"/>
    </style:style>
    <style:style style:name="T16" style:family="text">
      <style:text-properties fo:font-style="italic" fo:background-color="#ffffff" loext:char-shading-value="0" style:font-name-asian="Arial2" style:font-style-asian="italic" style:font-name-complex="Arial2"/>
    </style:style>
    <style:style style:name="T17" style:family="text">
      <style:text-properties fo:font-style="italic" style:font-name-asian="Arial2" style:font-style-asian="italic" style:font-name-complex="Arial2"/>
    </style:style>
    <style:style style:name="T18" style:family="text">
      <style:text-properties style:font-name-asian="Arial2" style:font-name-complex="Arial2"/>
    </style:style>
    <style:style style:name="T19" style:family="text">
      <style:text-properties officeooo:rsid="001a72ad" style:font-name-asian="Arial2" style:font-name-complex="Arial2"/>
    </style:style>
    <style:style style:name="T20" style:family="text">
      <style:text-properties officeooo:rsid="001a72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n's maturity: to have regained the seriousness that he had as a child at play. -Nietzsche</text:p>
      <text:p text:style-name="P8">- - </text:p>
      <text:p text:style-name="P8">There comes a point where we need to stop just pulling people out of the river. We need to go upstream and find out why they’re falling in. -Bishop Desmond Tutu<text:line-break/>- - </text:p>
      <text:p text:style-name="P8">Without great solitude, no serious work is possible. -Pablo Picasso<text:line-break/>- - <text:line-break/>The universe is full of magical things patiently waiting for our wits to grow sharper. -Eden Phillpotts </text:p>
      <text:p text:style-name="P8">- - </text:p>
      <text:p text:style-name="P9"><text:span text:style-name="T10">D</text:span>on’t speak negatively about yourself, even as a joke. Your body doesn’t know the difference. Words are energy and cast spells, that’s why it’s called spelling. Change the way you speak about yourself and you can change your life. What you’re not changing you’re also chooseing. -Bruce <text:span text:style-name="T10">L</text:span>ee</text:p>
      <text:p text:style-name="P9">- - </text:p>
      <text:p text:style-name="P9">I must not fear.</text:p>
      <text:p text:style-name="P9">Fear is the mind-killer.</text:p>
      <text:p text:style-name="P9">Fear is the little-death that brings total obliteration.</text:p>
      <text:p text:style-name="P9">I will face my fear.</text:p>
      <text:p text:style-name="P9">I will permit it to pass over me and through me.</text:p>
      <text:p text:style-name="P9">And when it has gone past, I will turn the inner eye to see its path.</text:p>
      <text:p text:style-name="P9">Where the fear has gone there will be nothing.</text:p>
      <text:p text:style-name="P8">Only I will remain -Frank Herbert, “Litany Against Fear” <text:span text:style-name="T10">from Dune</text:span></text:p>
      <text:p text:style-name="P8">- - </text:p>
      <text:p text:style-name="P11">He who jumps into the void owes no explanation to those who stand and watch. -Jean-Luc Godard</text:p>
      <text:p text:style-name="P8">- - </text:p>
      <text:p text:style-name="P11">Beware the stories you read or tell; subtly, at night, beneath the waters of consciousness, they are altering your world. -Ben Okri</text:p>
      <text:p text:style-name="P8">- - </text:p>
      <text:p text:style-name="P12"><text:span text:style-name="T14">A wise man will be master of his mind, a fool will be its slave. -</text:span><text:span text:style-name="T15">P</text:span><text:span text:style-name="T12">ublilius </text:span><text:span text:style-name="T13">S</text:span><text:span text:style-name="T12">yrus</text:span><text:span text:style-name="T14"> <text:s/></text:span></text:p>
      <text:p text:style-name="P10">- - </text:p>
      <text:p text:style-name="P8">Those who would give up essential Liberty, to purchase a little temporary Safety, deserve neither Liberty nor Safety. -Benjamin Franklin</text:p>
      <text:p text:style-name="P10">- - </text:p>
      <text:p text:style-name="P16">When you are distressed by an external thing, it's not the thing itself that troubles you, but only your judgement of it. And you can wipe this out at a moment's notice. -Marcus Aurelius</text:p>
      <text:p text:style-name="P10">- - </text:p>
      <text:p text:style-name="P16">The cost of a thing is the amount of what I call life which is required to be exchanged for it, immediately or in the long run. -Henry David Thoreau</text:p>
      <text:p text:style-name="P10">- - </text:p>
      <text:p text:style-name="P16">Your task is not to seek for love, but merely to seek and find all the barriers within yourself that you have built against it. -Jalaluddin Rumi</text:p>
      <text:p text:style-name="P10"><text:soft-page-break/>- - </text:p>
      <text:p text:style-name="P16">I would rather have questions that can't be answered than answers which can't be questioned. -Richard Feynman</text:p>
      <text:p text:style-name="P10">- - </text:p>
      <text:p text:style-name="P16">We are not human beings having a spiritual experience, we are spiritual beings having a human experience. -Wayne Dyer.</text:p>
      <text:p text:style-name="P10">- - </text:p>
      <text:p text:style-name="P16"><text:span text:style-name="T20">I</text:span>t is not the loss that troubles us, but a notion of loss. He that owns himself has lost nothing. -Seneca</text:p>
      <text:p text:style-name="P10">- - </text:p>
      <text:p text:style-name="P16">If you are willing to look at another person's behavior toward you as a reflection of the state of their relationship with themselves rather than as a statement about your value as a person, then you will, over a period of time cease to react at all. -Yogi Bhajan</text:p>
      <text:p text:style-name="P10">- - </text:p>
      <text:p text:style-name="P16">Instead of wondering when your next vacation is, maybe you should set up a life you don't need to escape from. -Seth Godin</text:p>
      <text:p text:style-name="P10">- - </text:p>
      <text:p text:style-name="P16">There is nobility in the struggle, you don't have to win. -Sharon Pollock.</text:p>
      <text:p text:style-name="P10">- - </text:p>
      <text:p text:style-name="P16">The heaviness of success-chasing can be replaced with a serendipitous lightness when you recognize that the only rules and limits are those we set for ourselves. -Tim Ferriss</text:p>
      <text:p text:style-name="P10">- - </text:p>
      <text:p text:style-name="P16">Liberty means responsibility. That is why most men dread it. -George Bernard Shaw</text:p>
      <text:p text:style-name="P10">- - </text:p>
      <text:p text:style-name="P16">Hell, in my opinion, is never finding your true self and never living your own life or knowing who you are. -John Bradshaw</text:p>
      <text:p text:style-name="P7"><text:span text:style-name="T11">- - </text:span></text:p>
      <text:p text:style-name="P16">They tried to bury us, they didn't know we were seeds. -Mexican Proverb</text:p>
      <text:p text:style-name="P7"><text:span text:style-name="T11">- - </text:span></text:p>
      <text:p text:style-name="P16">Don’t postpone joy until you have learned all of your lessons. Joy is your lesson. -Alan Cohen</text:p>
      <text:p text:style-name="P7"><text:span text:style-name="T11">- - </text:span></text:p>
      <text:p text:style-name="P16">To do the useful thing, to say the courageous thing, to contemplate the beautiful thing: that is enough for one man's life. -T.S. Eliot, The Use of Poetry and the Use of Criticism</text:p>
      <text:p text:style-name="P7"><text:span text:style-name="T11">- - </text:span></text:p>
      <text:p text:style-name="P2"><text:span text:style-name="T5">Within you, there is a stillness and a sanctuary to which you can retreat at anytime and be yourself. -</text:span><text:a xlink:type="simple" xlink:href="https://el2.fourhourmail.com/c/gkuxg0ewph5h6ldnwuk/xqsph6hdk23d9z/aHR0cHM6Ly9lbi53aWtpcGVkaWEub3JnL3dpa2kvSGVybWFubl9IZXNzZQ==" text:style-name="Standard" text:visited-style-name="Standard"><text:span text:style-name="T5">Hermann Hesse</text:span></text:a></text:p>
      <text:p text:style-name="P7"><text:span text:style-name="T11">- - </text:span></text:p>
      <text:p text:style-name="P16">Our bodies are apt to be our autobiographies. -Frank Gelett Burgess</text:p>
      <text:p text:style-name="P7"><text:span text:style-name="T11">- - </text:span></text:p>
      <text:p text:style-name="P16">There have been so many times I have seen a man wanting to weep but instead beat his heart until it was unconscious. -Nayyirah Waheed</text:p>
      <text:p text:style-name="P7"><text:soft-page-break/><text:span text:style-name="T11">- - </text:span></text:p>
      <text:p text:style-name="P15">Character, like a photograph, develops in darkness. -Yousuf Karsh</text:p>
      <text:p text:style-name="P7"><text:span text:style-name="T11">- - </text:span></text:p>
      <text:p text:style-name="P17">Empty your mind of all thoughts.<text:line-break/>Let your heart be at peace.<text:line-break/>Watch the turmoil of beings,<text:line-break/>but contemplate their return. -Lao Tzu</text:p>
      <text:p text:style-name="P7"><text:span text:style-name="T11">- - </text:span></text:p>
      <text:p text:style-name="P16">Not to feel exasperated or redeafeated or despondent because your days aren’t packed with wise and moral actions. But to get back up when you fail, to celebrate behaving like a human, however imperfectly, and fully embrace the pur<text:span text:style-name="T20">suit</text:span>t you’ve embarked on. -Marcus Aurelius</text:p>
      <text:p text:style-name="P7"><text:span text:style-name="T11">- - </text:span></text:p>
      <text:p text:style-name="P16">Most rudeness, meanness and cruelty are a mask for a deep-seated weakness. Kindness in these situations is only possible for people of great strength. You have that strength. Use it. -<text:span text:style-name="T20">The Daily Stoic</text:span></text:p>
      <text:p text:style-name="P7"><text:span text:style-name="T11">- - </text:span></text:p>
      <text:p text:style-name="P16">Kindness is invincible, but only when it’s sincere, with no hypocrisy or faking. For what can even the most malicious person do if you keep showing kindness and, if given the chance, you gently point out where they went wron<text:span text:style-name="T20">g, </text:span>right as they are trying to harm you? -Marcus Aurelius</text:p>
      <text:p text:style-name="P7"><text:span text:style-name="T11">- - </text:span><text:span text:style-name="T18"><text:line-break/>Oh what mercy sadness brings if God be willing. -</text:span><text:span text:style-name="T19">Johnny Cash</text:span><text:span text:style-name="T18"><text:line-break/></text:span><text:span text:style-name="T11">- - </text:span></text:p>
      <text:p text:style-name="P16">Better to write for yourself and have no public, than to write for the public and have no self. -Cyril Connolly</text:p>
      <text:p text:style-name="P7"><text:span text:style-name="T11">- - </text:span></text:p>
      <text:p text:style-name="P13"><text:span text:style-name="T18">Each separate being in the universe<text:line-break/>returns to the common source.<text:line-break/>Returning to the source is serenity.<text:line-break/>If you don't realize the source,<text:line-break/>you stumble in confusion and sorrow.<text:line-break/>When you realize where you come from,<text:line-break/>you naturally become tolerant,<text:line-break/>disinterested, amused,<text:line-break/>kindhearted as a grandmother,<text:line-break/>dignified as a king.<text:line-break/>Immersed in the wonder of the Tao,<text:line-break/>you can deal with whatever life brings you,<text:line-break/>and when death comes, you are ready. -Lao Tzu<text:line-break/></text:span><text:span text:style-name="T12">- - </text:span></text:p>
      <text:p text:style-name="P13"><text:soft-page-break/><text:span text:style-name="T18">All of humanity's problems stem from man's inability to sit quietly in a room alone. -Blaise Pascal <text:line-break/></text:span><text:span text:style-name="T12">- - </text:span></text:p>
      <text:p text:style-name="P17">Hope is not a strategy. Luck is not a factor. Fear is not an option. -James Cameron<text:line-break/><text:span text:style-name="T12">- - </text:span><text:line-break/>If it matters enough to be careful, it matters enough to build a system around it. -<text:span text:style-name="T20">S</text:span>eth <text:span text:style-name="T20">G</text:span>odin<text:line-break/><text:span text:style-name="T12">- - </text:span><text:line-break/>And I urge you to please notice when you are happy, and exclaim or murmur or think at some point, ‘If this isn’t nice, I don’t know what is’. -Kurt Vonnegut<text:line-break/><text:span text:style-name="T12">- - </text:span></text:p>
      <text:p text:style-name="P16">The illiterates of the 21st century will not be those who cannot read and write but those who cannot learn, unlearn, and relearn. -Alvin Toffler</text:p>
      <text:p text:style-name="P7"><text:span text:style-name="T11">- - </text:span></text:p>
      <text:p text:style-name="P16">I can’t understand why people are frightened of new ideas. I’m frightened of the old ones. -John Cage </text:p>
      <text:p text:style-name="P7"><text:span text:style-name="T11">- - </text:span></text:p>
      <text:p text:style-name="P2"><text:span text:style-name="T5">Talent hits a target no one else can hit; genius hits a target no one else can see. -</text:span><text:a xlink:type="simple" xlink:href="https://el2.convertkit-mail.com/c/gkuxg0ewph5h30qnrc5/lwiehmh4llrmvz/aHR0cHM6Ly9lbi53aWtpcGVkaWEub3JnL3dpa2kvQXJ0aHVyX1NjaG9wZW5oYXVlcg==" text:style-name="Standard" text:visited-style-name="Standard"><text:span text:style-name="T5">Arthur Schopenhauer</text:span></text:a></text:p>
      <text:p text:style-name="P7"><text:span text:style-name="T11">- - </text:span></text:p>
      <text:p text:style-name="P2"><text:span text:style-name="T5">“To be prepared against surprise is to be trained. To be prepared for surprise is to be educated.”<text:line-break/>― </text:span><text:a xlink:type="simple" xlink:href="https://el2.convertkit-mail.com/c/92udonk3lcnhpoe76t6/2nb2hohg79xred/aHR0cHM6Ly9lbi53aWtpcGVkaWEub3JnL3dpa2kvSmFtZXNfUC5fQ2Fyc2U=" text:style-name="Standard" text:visited-style-name="Standard"><text:span text:style-name="T5">James P. Carse</text:span></text:a></text:p>
      <text:p text:style-name="P16"/>
      <text:p text:style-name="P2"><text:span text:style-name="T5">“Fanaticism consists in redoubling your efforts when you have forgotten your aim.”<text:line-break/>— </text:span><text:a xlink:type="simple" xlink:href="https://el2.convertkit-mail.com/c/qdu94r0q2a7hr53e5c8/8zbqhoh3x7nvko/aHR0cHM6Ly9lbi53aWtpcGVkaWEub3JnL3dpa2kvR2VvcmdlX1NhbnRheWFuYQ==" text:style-name="Standard" text:visited-style-name="Standard"><text:span text:style-name="T5">George Santayana<text:line-break/></text:span></text:a></text:p>
      <text:p text:style-name="P16">“Delusion is a divine curse</text:p>
      <text:p text:style-name="P16">that makes someone envious, conceited, malicious,</text:p>
      <text:p text:style-name="P16">so that he doesn't know the evil he does</text:p>
      <text:p text:style-name="P16">will strike him back.</text:p>
      <text:p text:style-name="P16"/>
      <text:p text:style-name="P16">If he could see his nothingness</text:p>
      <text:p text:style-name="P16">and his deadly, festering wound,</text:p>
      <text:p text:style-name="P16">pain would arise from looking within,</text:p>
      <text:p text:style-name="P16">and that pain would save him.”</text:p>
      <text:p text:style-name="P16">-Rumi</text:p>
      <text:p text:style-name="P16"/>
      <text:p text:style-name="P16">Be careful with the labels you use for yourself and others. Those are the masks of your reality.</text:p>
      <text:p text:style-name="P16"/>
      <text:p text:style-name="P2"><text:soft-page-break/><text:span text:style-name="T5">“It is amateurs who have one big bright beautiful idea that they can never abandon. Professionals know that they have to produce theory after theory before they are likely to hit the jackpot.” <text:line-break/>― </text:span><text:a xlink:type="simple" xlink:href="https://el2.fourhourmail.com/c/xmurqm746s6hwr502i4/nlfohvhxm9zoxr/aHR0cHM6Ly9lbi53aWtpcGVkaWEub3JnL3dpa2kvRnJhbmNpc19Dcmljaw==" text:style-name="Standard" text:visited-style-name="Standard"><text:span text:style-name="T5">Francis Crick</text:span></text:a></text:p>
      <text:p text:style-name="P16"/>
      <text:p text:style-name="P2"><text:span text:style-name="T5">“If you wish to improve, be content to appear clueless or stupid in extraneous matters."<text:line-break/>— </text:span><text:a xlink:type="simple" xlink:href="https://el2.convertkit-mail.com/c/lmum8nkvlcmh3zz3oux/o3ikhqh6v03kv8/aHR0cHM6Ly9lbi53aWtpcGVkaWEub3JnL3dpa2kvRXBpY3RldHVz" text:style-name="Standard" text:visited-style-name="Standard"><text:span text:style-name="T5">Epictetus</text:span></text:a></text:p>
      <text:p text:style-name="P16"/>
      <text:p text:style-name="P2"><text:span text:style-name="T5">“Destroying rainforest for economic gain is like burning a Renaissance painting to cook a meal.” <text:line-break/>― </text:span><text:a xlink:type="simple" xlink:href="https://el2.fourhourmail.com/c/38u3xmwrgskh7rvkoan/p3ieh9h2o9wlzv/aHR0cHM6Ly9lbi53aWtpcGVkaWEub3JnL3dpa2kvRS5fTy5fV2lsc29u" text:style-name="Standard" text:visited-style-name="Standard"><text:span text:style-name="T5">E. O. Wilson</text:span></text:a></text:p>
      <text:p text:style-name="P16"/>
      <text:p text:style-name="P16">"Real knowledge is to know the extent of one's ignorance." </text:p>
      <text:p text:style-name="P16">- Confucius (551- 479 BC)</text:p>
      <text:p text:style-name="P16"/>
      <text:p text:style-name="P2"><text:span text:style-name="T5">“The best fighter is never angry.” <text:line-break/>― </text:span><text:a xlink:type="simple" xlink:href="https://el2.convertkit-mail.com/c/92udonk3lcnhppr32a6/9kszhnh6eqggn9/aHR0cHM6Ly9lbi53aWtpcGVkaWEub3JnL3dpa2kvTGFvemk=" text:style-name="Standard" text:visited-style-name="Standard"><text:span text:style-name="T5">Lao Tzu</text:span></text:a></text:p>
      <text:p text:style-name="P16"/>
      <text:p text:style-name="P14"><text:span text:style-name="T7">“</text:span><text:span text:style-name="T8">The days of thinking of time as a river—evenly flowing, always advancing—are over. Time perception, just like vision, is a construction of the brain and is shockingly easy to manipulate experimentally.” - David Eagleman</text:span></text:p>
      <text:p text:style-name="P16"/>
      <text:p text:style-name="P19">“You must acknowledge deep in your heart of hearts that people are supposed to fuck. It is our main purpose in life, and all those other activities—playing the trumpet, vacuuming carpets, reading mystery novels, eating chocolate mousse—are just ways of passing the time until you can fuck again.”</text:p>
      <text:p text:style-name="P19">— Cynthia Heimel</text:p>
      <text:p text:style-name="P16"/>
      <text:p text:style-name="P16">“The problem is not to find the answer, it's to face the answer.”- Terence McKenna</text:p>
      <text:p text:style-name="P16"/>
      <text:p text:style-name="P19">“Everything we see hides another thing, we always want to see what is hidden by what we see.” -René Magritte</text:p>
      <text:p text:style-name="P16"/>
      <text:p text:style-name="P16">If you want to cultivate freedom in your life, counterintuitively what you should do is create more positive constraints for yourself. Discipline equals freedom. -Jocko Willinck</text:p>
      <text:p text:style-name="P16"/>
      <text:p text:style-name="P16"/>
      <text:p text:style-name="P16">“The opposite of a true statement is a false statement, but the opposite of a profound truth is usually another profound truth.”</text:p>
      <text:p text:style-name="P16">-Niels Bohr</text:p>
      <text:p text:style-name="P16"/>
      <text:p text:style-name="P16"><text:soft-page-break/>“Respect yourself enough to walk away from anything that no longer serves you, grows you, or makes you happy.” Robert Tew</text:p>
      <text:p text:style-name="P16"/>
      <text:p text:style-name="P16"/>
      <text:p text:style-name="P16">“All our previous positions are now exposed as absurd. But people don’t draw the obvious conclusion: it must also mean then that our present situation is absurd.” -Terence McKenna</text:p>
      <text:p text:style-name="P16"/>
      <text:p text:style-name="P16">Only the wise man is pleased with his own, folly is ever troubled with weariness of itself. -Seneca</text:p>
      <text:p text:style-name="P16"/>
      <text:p text:style-name="P16">“Nothing diminishes anxiety faster than action.” -Walter Anderson</text:p>
      <text:p text:style-name="P16"/>
      <text:p text:style-name="P16">“Aim above morality. Be not simply good, be good for something.” -Henry David Thoreau</text:p>
      <text:p text:style-name="P16"/>
      <text:p text:style-name="P16">“Know your limits but never stop trying to exceed them.”</text:p>
      <text:p text:style-name="P16"/>
      <text:p text:style-name="P16">“Destiny is not a matter of chance; it is a matter of choice. It is</text:p>
      <text:p text:style-name="P16">not a thing to be waited for, it is a thing to be achieved.” William Jennings Bryan</text:p>
      <text:p text:style-name="P16"/>
      <text:p text:style-name="P16">"Life is not designed to hand us success or satisfaction, but rather to present us with challenges that make us grow." - Terry Laughlin. </text:p>
      <text:p text:style-name="P16"/>
      <text:p text:style-name="P16">“If you want to change the way people respond to you, change the way you respond to people.”</text:p>
      <text:p text:style-name="P16">-Timothy Leary</text:p>
      <text:p text:style-name="P16"/>
      <text:p text:style-name="P16">If you want to be a stud later, you have to be a pud now. </text:p>
      <text:p text:style-name="P16">When in doubt, work on the deficiencies you’re most embarrassed by.</text:p>
      <text:p text:style-name="P16">You’re not responsible for the hand of cards you were dealt. You’re responsible for maxing out what you were given. -Chris Sommer</text:p>
      <text:p text:style-name="P16"/>
      <text:p text:style-name="P16">In order to ‘have’ you must ‘do’, and in order to ‘do’ you must ‘be’.</text:p>
      <text:p text:style-name="P16"/>
      <text:p text:style-name="P16">“No matter how bad or slow things go, you're still way ahead of everyone who isn't even trying.” -Tony Robbins</text:p>
      <text:p text:style-name="P16"/>
      <text:p text:style-name="P16">Nobody ever warned me about mirrors, so for many years I was fond of them, and believed them to be trustworthy. (Oyeyemi 3)</text:p>
      <text:p text:style-name="P19"/>
      <text:p text:style-name="P19"><text:soft-page-break/>“Failure is simply the opportunity to begin again, this time more intelligently.” -Henry Ford</text:p>
      <text:p text:style-name="P19"/>
      <text:p text:style-name="P19">Even people who aren’t geniuses can outthink the rest of mankind if they develop certain thinking habits. -Warren Buffett</text:p>
      <text:p text:style-name="P19"/>
      <text:p text:style-name="P19">At the individual level Swaraj is vitally connected with the capacity for dispassionate self-assessment, ceaseless self-purification and growing self-reliance… It is Swaraj when we learn to rule ourselves. -Mahatma Gandhi</text:p>
      <text:p text:style-name="P19"/>
      <text:p text:style-name="P19">An expert is a person who has made all the mistakes that can be made in a very narrow field. -Niels Bohr</text:p>
      <text:p text:style-name="P19"/>
      <text:p text:style-name="P19">Ordinarily he was insane, but he had lucid moments when he was merely stupid. -Heinrich Heine</text:p>
      <text:p text:style-name="P19"/>
      <text:p text:style-name="P19">A schedule defends from chaos and whim. -Annie Dillard</text:p>
      <text:p text:style-name="P19"/>
      <text:p text:style-name="P19">The future is here, it’s just not widely distributed yet. -WIlliam Gibson</text:p>
      <text:p text:style-name="P19"/>
      <text:p text:style-name="P19">The first rule of any technology used in a business is that automation applied to an efficient operation will magnify the efficiency. The second is that automation applied to an inefficient operation will magnify the inefficiency.</text:p>
      <text:p text:style-name="P19"/>
      <text:p text:style-name="P19"/>
      <text:p text:style-name="P19"/>
      <text:p text:style-name="P19">“Every society honors its live conformists and dead troublemakers.” -Mignon McLaughlin</text:p>
      <text:p text:style-name="P19"/>
      <text:p text:style-name="P19">“It is time to shed the burdens of the past year and come up fresh and alive.” Sadhguru</text:p>
      <text:p text:style-name="P19"/>
      <text:p text:style-name="P19">“If you think you’re enlightened, go spend a week with your family.” -Ram Dass</text:p>
      <text:p text:style-name="P19"/>
      <text:p text:style-name="P19">“man is a sociable being.” Benjamin Franklin</text:p>
      <text:p text:style-name="P19"/>
      <text:p text:style-name="P19">Anybody can look at you. It’s quite rare to find someone who sees the same world you see. -John Green</text:p>
      <text:p text:style-name="P19"/>
      <text:p text:style-name="P19">It is vain to do with more what can be done with less. -William of Occam</text:p>
      <text:p text:style-name="P19"/>
      <text:p text:style-name="P19">What gets measured, gets managed. -Peter Drucker</text:p>
      <text:p text:style-name="P19"><text:soft-page-break/></text:p>
      <text:p text:style-name="P19">Love of bustle is not industry. -Seneca</text:p>
      <text:p text:style-name="P19"/>
      <text:p text:style-name="P19">What information consumes is rather obvious: it consumes the attention of its recipients. Hence, a wealth of information creates a poverty of attention and a need to allocate that attention efficiently among the overabundance of information sources that might consume it. Herbert Simon</text:p>
      <text:p text:style-name="P19"/>
      <text:p text:style-name="P19">There are many things of which a wise man might wish to be ignorant. -Ralph Waldo Emerson</text:p>
      <text:p text:style-name="P19"/>
      <text:p text:style-name="P19"/>
      <text:p text:style-name="P19"/>
      <text:p text:style-name="P19">Teaching is a way of showing appreciation</text:p>
      <text:p text:style-name="P19"/>
      <text:p text:style-name="P19">Does consciousness arrive as a result of the emergent properties of atoms that make up our neuronal cells or is consciousness separate from physical reality? </text:p>
      <text:p text:style-name="P19"/>
      <text:p text:style-name="P19">“Poetry heals the wounds inflicted by reason.” -Novalis</text:p>
      <text:p text:style-name="P19"/>
      <text:p text:style-name="P19">“When you have confidence, you can have a lot of fun. And</text:p>
      <text:p text:style-name="P19">when you have fun, you can do amazing things.” Joe Namath</text:p>
      <text:p text:style-name="P19"/>
      <text:p text:style-name="P19">“All great achievements require time.” -Maya Angelou</text:p>
      <text:p text:style-name="P19"/>
      <text:p text:style-name="P19">“Acknowledging the good that you already have in your life is the foundation for all abundance.” -Eckhart Tolle</text:p>
      <text:p text:style-name="P19"/>
      <text:p text:style-name="P19">"When one thought ends, right before the next thought begins, there is a tiny gap called 'now.' Over time we learn to expand that gap." – Spring Washam</text:p>
      <text:p text:style-name="P19"/>
      <text:p text:style-name="P19">“People do not seem to realize that their opinion of the world is also a confession of character.” Ralph Waldo Emerson</text:p>
      <text:p text:style-name="P19"/>
      <text:p text:style-name="P19"/>
      <text:p text:style-name="P14"><text:span text:style-name="T9">I am human, nothing human is alien to me. -Terence, </text:span><text:span text:style-name="T16">The Self Transformer</text:span></text:p>
      <text:p text:style-name="P19"/>
      <text:p text:style-name="P19">“You were not born a winner, and you were not born a loser. You are what you make yourself to be.” -Lou Holtz</text:p>
      <text:p text:style-name="P19"/>
      <text:p text:style-name="P19"><text:soft-page-break/>“The cost of a thing is the amount of what I call life which is required to be exchanged for it, immediately or in the long run.” -Henry David Thoreau</text:p>
      <text:p text:style-name="P19"/>
      <text:p text:style-name="P19">If someone hasn’t called you brave lately, I will. You are fighting sadness with everything you’ve got and for that you are mighty. -Upile Chisala</text:p>
      <text:p text:style-name="P19"/>
      <text:p text:style-name="P19">“Watch carefully the magic that occurs when you give a person just enough comfort to be themselves.” -Atticus</text:p>
      <text:p text:style-name="P19"/>
      <text:p text:style-name="P19">We do not see things as they are we see things as we are. -Ancient Talmudic saying </text:p>
      <text:p text:style-name="P19"/>
      <text:p text:style-name="P19">“I don't need time. What I need is a deadline." - Duke Ellington</text:p>
      <text:p text:style-name="P19"/>
      <text:p text:style-name="P16">Under all that we think, lives all we believe, lives the ultimate veil of our spirits -Antonio Machado</text:p>
      <text:p text:style-name="P16"/>
      <text:p text:style-name="P16">We are what we think. All that we are arises with our thoughts. With our thoughts, we make our world. -Buddha</text:p>
      <text:p text:style-name="P16"/>
      <text:p text:style-name="P19">When we think about travelling back in time we are afraid of actions that might have major impact on the present but we refuse to believe that our actions in the present can have major impact on our future.</text:p>
      <text:p text:style-name="P19"/>
      <text:p text:style-name="P19">“Define success on your own terms, achieve it by your own rules, and build a life you’re proud to live.” Anne Sweeney</text:p>
      <text:p text:style-name="P19"/>
      <text:p text:style-name="P19">“Results are obtained by exploiting opportunities, not by solving problems.” -Peter F. Drucker</text:p>
      <text:p text:style-name="P19"/>
      <text:p text:style-name="P19">Around here we don't look backwards for very long. We keep moving forward, opening up new doors and doing new things, because we're curious...and curiosity keeps leading us down new paths. -Walt Disney</text:p>
      <text:p text:style-name="P19"/>
      <text:p text:style-name="P19">Every man is an impossibility until he is born. -Ralph Waldo Emerson</text:p>
      <text:p text:style-name="P19"/>
      <text:p text:style-name="P19">Only those who have learned the power of sincere and selfless contribution experience life’s deepest joy: true fulfillment. -Anthony Robbins</text:p>
      <text:p text:style-name="P19"/>
      <text:p text:style-name="P19">Somebody should tell use, right at the start of our lives, that we are dying. Then we might live life to the limit, every minute of every day. Do it! I say. Whatever you want to do, do it now! There are only so many tomorrows. -Michael Landon</text:p>
      <text:p text:style-name="P19"><text:soft-page-break/></text:p>
      <text:p text:style-name="P19">A mighty flame followeth a tiny spark. -Dante</text:p>
      <text:p text:style-name="P19"/>
      <text:p text:style-name="P19">Many a false step was made by standing still.</text:p>
      <text:p text:style-name="P19"/>
      <text:p text:style-name="P19">Named must your fear be before banish it you can. -Yoda</text:p>
      <text:p text:style-name="P19"/>
      <text:p text:style-name="P19"/>
      <text:p text:style-name="P19"/>
      <text:p text:style-name="P19">We have time enough if we but use it alright. -Johann Wolfgang Von Goethe</text:p>
      <text:p text:style-name="P19"/>
      <text:p text:style-name="P19">The highest forms of human understanding we can achieve are laughter and compassion. -Richard Feynman</text:p>
      <text:p text:style-name="P19"/>
      <text:p text:style-name="P19">Let us make a special effort to stop communicating with each other, so we can have some conversation. -Mark Twain</text:p>
      <text:p text:style-name="P19"/>
      <text:p text:style-name="P19">Go put your creed into your deed. -Ralph Waldo Emerson</text:p>
      <text:p text:style-name="P19"/>
      <text:p text:style-name="P19">I have failed over and over and over again in my life. And that is why I succeed. -Michael Jordan</text:p>
      <text:p text:style-name="P19"/>
      <text:p text:style-name="P19">We are not held back by the love we did not receive in the past, but by the love we do not extend in the present. -Marianne Williamson</text:p>
      <text:p text:style-name="P19"/>
      <text:p text:style-name="P19">The only thing that’s capital T true is that you get to decide how you see things. -David Foster Wallace</text:p>
      <text:p text:style-name="P19"/>
      <text:p text:style-name="P19">Charity and personal force are the only investments. -Walt Whitman</text:p>
      <text:p text:style-name="P19"/>
      <text:p text:style-name="P19">Wealth is the product of man’s capacity to think. -Ayn Rand</text:p>
      <text:p text:style-name="P19"/>
      <text:p text:style-name="P19">“In a full heart there is room for everything, and in an empty heart there is room for nothing” -Antonio Porchia</text:p>
      <text:p text:style-name="P19"/>
      <text:p text:style-name="P19">“a problem well put is half-solved” -John Dewey</text:p>
      <text:p text:style-name="P19"/>
      <text:p text:style-name="P19">“The stupidity of people comes from having an answer for everything. The wisdom of the novel comes from having a question for everything.” -Milan Kundera</text:p>
      <text:p text:style-name="P19"/>
      <text:p text:style-name="P19">“Nothing is particularly hard if you divide it into small jobs.” -Henry Ford</text:p>
      <text:p text:style-name="P19"><text:soft-page-break/></text:p>
      <text:p text:style-name="P19">“Nothing will bring you peace, you must bring yourself to it.” -Gant Laborde</text:p>
      <text:p text:style-name="P19"/>
      <text:p text:style-name="P19">“Inspiration is for amateurs — the rest of us just show up and get to work. And the belief that things will grow out of the activity itself and that you will, through work, bump into other possibilities and kick open other doors that you would never have dreamt of if you were just sitting around looking for a great ‘art idea’.” -Chuck Close</text:p>
      <text:p text:style-name="P19"/>
      <text:p text:style-name="P19">“Your world is a living expression of how you are using—and have used—your mind.” Earl Nightingale</text:p>
      <text:p text:style-name="P19"/>
      <text:p text:style-name="P19">Each of us inevitable; Each of us limitless-each of us with his or her right upon the earth; Each of us allowed the eternal purports of the earth; Each of us here as divinely as any is here. -Walt Whitman</text:p>
      <text:p text:style-name="P19"/>
      <text:p text:style-name="P19">We lift ourselves by our thought, we climb upon our vision of ourselves. Orison Swett Marden</text:p>
      <text:p text:style-name="P19"/>
      <text:p text:style-name="P19">Man’s mind stretched to a new idea never goes back to its original dimensions. -Oliver Wendell Holmes</text:p>
      <text:p text:style-name="P19"/>
      <text:p text:style-name="P19">Hold yourself to a higher standard than anybody else expects of you. -Henry Ward Beecher</text:p>
      <text:p text:style-name="P19"/>
      <text:p text:style-name="P19">“The scientist is not a person who gives the right answers, he's one who asks the right questions.” ― Claude Lévi-Strauss</text:p>
      <text:p text:style-name="P19"/>
      <text:p text:style-name="P19">“Change your life today. Don't gamble on the future, act now, without delay.” Simone de Beauvoir</text:p>
      <text:p text:style-name="P19"/>
      <text:p text:style-name="P19">The struggle ends when the gratitude begins. -Neale Donald Walsch</text:p>
      <text:p text:style-name="P19"/>
      <text:p text:style-name="P19">There is no way to happiness - happiness is the way. -Thich Nhat Hanh</text:p>
      <text:p text:style-name="P19"/>
      <text:p text:style-name="P19">What you seek is seeking you. -Rumi</text:p>
      <text:p text:style-name="P19"/>
      <text:p text:style-name="P19">"I will only let you touch me if your hands are so full of intention that every brush of your palms feels like you're writing a novel on my skin.” — Azra.T “Braille”</text:p>
      <text:p text:style-name="P19"/>
      <text:p text:style-name="P19">I know nothing with any certainty, but the sight of the stars makes me dream. -Vincent Van Gogh</text:p>
      <text:p text:style-name="P19"><text:soft-page-break/></text:p>
      <text:p text:style-name="P19">Ours is a culture where we wear our ability to get by on very little sleep as a kind of badge of honor that symbolizes work ethic, or toughness, or some other virtue - but really, it’s a total profound failure of priorities and of self-respect. -Maria Popova.</text:p>
      <text:p text:style-name="P19"/>
      <text:p text:style-name="P19">If you don’t have the patience to read something, don’t have the hubris to comment on it. -Maria Popova</text:p>
      <text:p text:style-name="P19"/>
      <text:p text:style-name="P19">“Kindness is more important than wisdom, and the recognition of this is the beginning of wisdom.” -Theodore Isaac Rubin</text:p>
      <text:p text:style-name="P19"/>
      <text:p text:style-name="P19">“People are smarter than you think. Give them a chance to prove themselves.” -Tim Ferriss</text:p>
      <text:p text:style-name="P19"/>
      <text:p text:style-name="P19">“Learn from the mistakes of others. You can’t live long enough to make them all yourself.” -Eleanor Roosevelt</text:p>
      <text:p text:style-name="P19"/>
      <text:p text:style-name="P19">Care what other people think and you will always be their prisoner. -Lao Tzu</text:p>
      <text:p text:style-name="P19"/>
      <text:p text:style-name="P19">“Simplicity is the ultimate sophistication.” Leonardo da Vinc</text:p>
      <text:p text:style-name="P19"/>
      <text:p text:style-name="P19">“A lot of success in life and business comes from knowing what you want to avoid.” - Charlie Munger</text:p>
      <text:p text:style-name="P19"/>
      <text:p text:style-name="P19">“Live the wonderful life that is in you.” -Oscar Wilde</text:p>
      <text:p text:style-name="P19"/>
      <text:p text:style-name="P19">When will you learn that there isn't a word for everything? -Nicole Krauss</text:p>
      <text:p text:style-name="P19"/>
      <text:p text:style-name="P19">When nothing is for sure, anything can happen. -Casey Neistat</text:p>
      <text:p text:style-name="P19"/>
      <text:p text:style-name="P19">The only lies for which we are truly punished are those we tell ourselves. -V.S. Naipaul</text:p>
      <text:p text:style-name="P19"/>
      <text:p text:style-name="P19">“The longer we dwell on our misfortunes, the greater is their power to harm us.” -Voltaire</text:p>
      <text:p text:style-name="P19"/>
      <text:p text:style-name="P19">Maybe that's what we look for in the people we love, the spark of unhappiness we think we know how to extinguish. -Tom Perrotta</text:p>
      <text:p text:style-name="P19"/>
      <text:p text:style-name="P19">A ‘No’ uttered from the deepest conviction is better than a ‘Yes’ merely uttered to please, or worse, to avoid trouble. -Gandhi</text:p>
      <text:p text:style-name="P19"/>
      <text:p text:style-name="P19"><text:soft-page-break/>In life, you will always have 30 percent of people who love you, 30 percent who hate you, and 30 percent who couldn’t care less. -Gabrielle Reese</text:p>
      <text:p text:style-name="P19"/>
      <text:p text:style-name="P19">“May your choices reflect your hopes, not your fears.” -Nelson Mandela</text:p>
      <text:p text:style-name="P19"/>
      <text:p text:style-name="P19">“All of humanity's problems stem from man's inability to sit quietly in a room alone.” -Blaise Pascal</text:p>
      <text:p text:style-name="P19"/>
      <text:p text:style-name="P19">"If you want to get something done, start before you are ready" -Richard Branson</text:p>
      <text:p text:style-name="P19"/>
      <text:p text:style-name="P19">Either you deal with what is the reality, or you can be sure that the reality is going to deal with you. -Alex Haley</text:p>
      <text:p text:style-name="P19"/>
      <text:p text:style-name="P19">“What is the one sentence summary of how you change the world? Always work hard on something uncomfortably exciting!” – Google CEO Larry Page</text:p>
      <text:p text:style-name="P19"/>
      <text:p text:style-name="P19">We are what we repeatedly do. -Aristotle</text:p>
      <text:p text:style-name="P19"/>
      <text:p text:style-name="P19">Give me the beauty in the inward soul; may the outward and the inward man be at one. -Socrates</text:p>
      <text:p text:style-name="P19"/>
      <text:p text:style-name="P19">"Any sufficiently advanced technology is indistinguishable from magic." -Arthur C Clarke</text:p>
      <text:p text:style-name="P19"/>
      <text:p text:style-name="P19">If you are willing to look at another person's behavior toward you as a reflection of the state of their relationship with themselves rather than as a statement about your value as a person, then you will, over a period of time cease to react at all. -Yogi Bhajan</text:p>
      <text:p text:style-name="P19"/>
      <text:p text:style-name="P16">It wasn’t until I accepted myself just as I was that I was free to change. -Carl Rogers</text:p>
      <text:p text:style-name="P19"/>
      <text:p text:style-name="P19">“Do what you can, with what you have, where you are.” Theodore Roosevelt</text:p>
      <text:p text:style-name="P19"/>
      <text:p text:style-name="P19">“There is only one person who could ever make you happy, and that person is you.” -David Burns</text:p>
      <text:p text:style-name="P19"/>
      <text:p text:style-name="P19">As an organizer I start from where the world is, as it is, not as I would like it to be. That we accept the world as it is does not in any sense weaken our desire to change it into what we believe it should be-it is necessary to begin where the world is if we are going to change it to what we think it should be. -Saul Alinsky</text:p>
      <text:p text:style-name="P19"/>
      <text:p text:style-name="P19">There is something so beautiful about loneliness. How you save your little heard from the rest of the world and get time with yourself to find out who you truly are.</text:p>
      <text:p text:style-name="P19"><text:soft-page-break/></text:p>
      <text:p text:style-name="P19">Be more concerned with your character than your reputation, because your character is what you really are, while your reputation is merely what others think you are. -John Wooden</text:p>
      <text:p text:style-name="P19"/>
      <text:p text:style-name="P19">“Don’t be intimidated by what you don’t know. That can be your greatest strength and ensure that you do things differently from everyone else.” -Sara Blakely</text:p>
      <text:p text:style-name="P19"/>
      <text:p text:style-name="P19">“In times of change, learners inherit the earth, while the learned find themselves beautifully equipped to deal with a world that no longer exists.” -Eric Hoffer</text:p>
      <text:p text:style-name="P19"/>
      <text:p text:style-name="P16">“If you are willing to look at another person’s behavior toward you as a reflection of the state of their relationship with themselves rather than a statement about your value as a person, then you will, over a period of time cease to react at all.” -Yogi Bhajan</text:p>
      <text:p text:style-name="P19"/>
      <text:p text:style-name="P19">“You are a human with one life and it is up to you to make it the best life you can.” Dan Howell</text:p>
      <text:p text:style-name="P19"/>
      <text:p text:style-name="P19">“Finite players play within boundaries; infinite players play with boundaries.” -James P. Carse</text:p>
      <text:p text:style-name="P19"/>
      <text:p text:style-name="P16">“No one owes you anything” -Amelia Boone</text:p>
      <text:p text:style-name="P19"/>
      <text:p text:style-name="P19">We first make our habits, and then our habits make us. -John Dryden</text:p>
      <text:p text:style-name="P19"/>
      <text:p text:style-name="P19">“In any given moment we have two options: to step forward into growth or back into safety.” -Abraham Maslow</text:p>
      <text:p text:style-name="P19"/>
      <text:p text:style-name="P19">“If you focus on what you left behind, then how can you see what lies ahead?” Chef Gusteau, "Ratatouille"</text:p>
      <text:p text:style-name="P19"/>
      <text:p text:style-name="P19">“If I have seen further it is by standing on the shoulders of giants” -Isaac Newton</text:p>
      <text:p text:style-name="P19"/>
      <text:p text:style-name="P19">“When you show deep empathy toward others, their defensive energy goes down, and positive energy replaces it.” -Stephen Covey</text:p>
      <text:p text:style-name="P19"/>
      <text:p text:style-name="P19">Only the very weak-minded refuse to be influenced by literature and poetry. -Cassandra Clare</text:p>
      <text:p text:style-name="P19"/>
      <text:p text:style-name="P19">“Take care of your body. It's the only place you have to live.” -Jim Rohn</text:p>
      <text:p text:style-name="P19"/>
      <text:p text:style-name="P19"><text:soft-page-break/>“There is no duty we so much underrate as the duty of being happy. By being happy we sow anonymous benefits upon the world.” -Robert Louis Stevenson</text:p>
      <text:p text:style-name="P19"/>
      <text:p text:style-name="P19">Cooking is like painting or writing a song. Just as there are only so many notes or colors, there are only so many flavors - it's how you combine them that sets you apart. -Wolfgang Puck</text:p>
      <text:p text:style-name="P19"/>
      <text:p text:style-name="P19">Writing is work and cooking is relaxing. -Diane Mott Davidson</text:p>
      <text:p text:style-name="P19"/>
      <text:p text:style-name="P19">“It doesn’t matter where you are, you are nowhere compared to where you can go.” Bob Proctor</text:p>
      <text:p text:style-name="P19"/>
      <text:p text:style-name="P19">Life must be lived forwards but can only be understood backwards -Kierkegaard </text:p>
      <text:p text:style-name="P19"/>
      <text:p text:style-name="P19">If you could only love enough, you could be the most powerful person in the world. -Emmet Fox</text:p>
      <text:p text:style-name="P19"/>
      <text:p text:style-name="P19">The mass of men lead lives of quiet desperation -Thoreau </text:p>
      <text:p text:style-name="P19"/>
      <text:p text:style-name="P19">If you have two friends in your lifetime, you're lucky. If you have one good friend, you're more than lucky. -S.E. Hinton</text:p>
      <text:p text:style-name="P19"/>
      <text:p text:style-name="P19">“I bargained with Life for a penny,</text:p>
      <text:p text:style-name="P19">And Life would pay no more, </text:p>
      <text:p text:style-name="P19">However I begged at evening</text:p>
      <text:p text:style-name="P19">When I counted my scanty store;</text:p>
      <text:p text:style-name="P19"/>
      <text:p text:style-name="P19">For Life is just an employer,</text:p>
      <text:p text:style-name="P19">He gives you what you ask,</text:p>
      <text:p text:style-name="P19">But once you have set the wages,</text:p>
      <text:p text:style-name="P19">Why, you must bear the task.</text:p>
      <text:p text:style-name="P19"/>
      <text:p text:style-name="P19">I worked for a menial's hire,</text:p>
      <text:p text:style-name="P19">Only to learn, dismayed,</text:p>
      <text:p text:style-name="P19">That any wage I had asked of Life,</text:p>
      <text:p text:style-name="P19">Life would have paid.”</text:p>
      <text:p text:style-name="P19"/>
      <text:p text:style-name="P19">― Jessie B. Rittenhouse</text:p>
      <text:p text:style-name="P19"/>
      <text:p text:style-name="P19">The best thinking has been done in solitude. The worst thinking has been done in turmoil. -Thomas Edison</text:p>
      <text:p text:style-name="P19"><text:soft-page-break/></text:p>
      <text:p text:style-name="P19">The soul environs itself with friends, that it may enter into a grander self acquaintance or solitude. -Ralph Waldo Emerson</text:p>
      <text:p text:style-name="P19"/>
      <text:p text:style-name="P19">“It’s not what an artist does that counts, but what he is,” -Picasso</text:p>
      <text:p text:style-name="P19"/>
      <text:p text:style-name="P19">We are what and where we are because we have first imagined it. -Donald Curtis</text:p>
      <text:p text:style-name="P19"/>
      <text:p text:style-name="P19">“Every life form seems to strive to its maximum except human beings. How tall will a tree grow? As tall as it possibly can. Human beings, on the other hand, have been given the dignity of choice. You can choose to be all or you can choose to be less. Why not stretch up to the full measure of the challenge and see what all you can do?”</text:p>
      <text:p text:style-name="P19">– Jim Rohn</text:p>
      <text:p text:style-name="P19"/>
      <text:p text:style-name="P19">“Be daring, be different, be impractical, be anything that will assert integrity of purpose and imaginative vision against the play-it-safers, the creatures of the commonplace, the slaves of the ordinary.”</text:p>
      <text:p text:style-name="P19">– Cecil Beaton</text:p>
      <text:p text:style-name="P19"/>
      <text:p text:style-name="P19">“Impossible is just a big word thrown around by small men who find it easier to live in the world they’ve been given than to explore the power they have to change it. Impossible is not a fact. It’s an opinion. Impossible is not a declaration. It’s a dare. Impossible is potential. Impossible is temporary. Impossible is nothing.”</text:p>
      <text:p text:style-name="P19">– Muhammed Ali</text:p>
      <text:p text:style-name="P19"/>
      <text:p text:style-name="P19">“The only thing standing between you and your goal is the bullshit story you keep telling yourself as to why you can’t achieve it.”</text:p>
      <text:p text:style-name="P19">― Jordan Belfort</text:p>
      <text:p text:style-name="P19"/>
      <text:p text:style-name="P19">Everything you do right now ripples outward and affects everyone. Your posture can shine your heart or transmit anxiety. Your breath can radiate love or muddy the room in depression. Your glance can awaken joy. Your words can inspire freedom. Your every act can open hearts and minds. -David Deida</text:p>
      <text:p text:style-name="P19"/>
      <text:p text:style-name="P19">Never ask advice of someone with whom you would never trade places. -Darren Hardy</text:p>
      <text:p text:style-name="P19"/>
      <text:p text:style-name="P19">This is the fundamental irony of most people's lives. They don’t quite know what they want to do with their lives but they are very active. -Ryan Holiday</text:p>
      <text:p text:style-name="P19"/>
      <text:p text:style-name="P19">“...Poets do not 'fit' into society, not because a place is denied them but because they do not take their 'places' seriously. They openly see its roles as theatrical, its styles as <text:soft-page-break/>poses, its clothing costumes, its rules conventional, its crises arranged, its conflicts performed and its metaphysics ideological.” ― James P. Carse</text:p>
      <text:p text:style-name="P19"/>
      <text:p text:style-name="P19">“We but mirror the world. All the tendencies present in the outer world are to be found in the world of our body. If we could change ourselves, the tendencies in the world would also change. As a man changes his own nature, so does the attitude of the world change towards him. This is the divine mystery supreme. A wonderful thing it is and the source of our happiness. We need not wait to see what others do.”-Gandhi</text:p>
      <text:p text:style-name="P19"/>
      <text:p text:style-name="P19">“I think you have to love yourself before you fall in love. I’m still learning to love myself. -Serena Williams</text:p>
      <text:p text:style-name="P19"/>
      <text:p text:style-name="P19">Learning to ignore thing is one of the great paths to inner peace. - Robert J. Sawyer</text:p>
      <text:p text:style-name="P19"/>
      <text:p text:style-name="P19">Do your own thinking independently. Be the chess player, not the chess piece. Ralph Charell</text:p>
      <text:p text:style-name="P19"/>
      <text:p text:style-name="P19">Meetings are an addicting, highly self-indulgent activity that corporations and other organizations habitually engage is only because they cannot actually masturbate. -Dave Barry</text:p>
      <text:p text:style-name="P19"/>
      <text:p text:style-name="P19">Being broke is temporary but poverty of mind is permanent. You have to avoid poverty of mind. -Daymond John</text:p>
      <text:p text:style-name="P19"/>
      <text:p text:style-name="P19">No one can grow if he does not accept his smallness -Pope Francis</text:p>
      <text:p text:style-name="P19"/>
      <text:p text:style-name="P19">“I actually think happiness is the absence of suffering. It comes from peace. That comes from being careful about desire, judgment, and reaction.” – Naval Ravikant</text:p>
      <text:p text:style-name="P19"/>
      <text:p text:style-name="P19">“The best art is about economy. [..] the artist who’s just trying to do everything winds up unable to express whatever it is that’s of importance.” -Amanda Palmer</text:p>
      <text:p text:style-name="P19"/>
      <text:p text:style-name="P19">“Boil things down to their fundamental truths and reason your way up from there instead of reasoning by analogy” -Elon Musk</text:p>
      <text:p text:style-name="P16"/>
      <text:p text:style-name="P19">“People have to realize that their brain is not a perfect device. Every thought you have is not necessarily correct. You emotion system will take those thoughts and run them like a boat down a stream.” -Neil Strauss</text:p>
      <text:p text:style-name="P19"/>
      <text:p text:style-name="P19">“You are the biggest threat to your own safety” -Neil Strauss</text:p>
      <text:p text:style-name="P19"/>
      <text:p text:style-name="P19"><text:soft-page-break/>“For mass media, insurance companies, Big Pharma, advocacy groups, lawyers, politicians and so many more, your fear is worth billions. And fortunately for them, your fear is also very easy to manipulate. We're wired to respond to it above everything else. If we miss an opportunity for abundance, life goes on; if we miss an important fear cue, it doesn't.” -Neil Strauss</text:p>
      <text:p text:style-name="P16"/>
      <text:p text:style-name="P16">If I hadn’t had those bumps, I wouldn’t be me, and I’m glad I’m me -Seth Godin</text:p>
      <text:p text:style-name="P16"/>
      <text:p text:style-name="P16">“When I articulated that I didn’t care anymore about what anybody thought about what I did except me, all the weight of the world came off my shoulders, and everything became possible. It shifted to everybody else being worried. Now they’re worried. But everything for me, it shifted to a place where I felt free” -Kevin Costner, ToT pg 452</text:p>
      <text:p text:style-name="P19"/>
      <text:p text:style-name="P16">Trying to get people to like you is a sign of mediocrity. You avoid the tough decisions, and you'll avoid confronting the people who needed to be confronted. -Colin Powell</text:p>
      <text:p text:style-name="P19"/>
      <text:p text:style-name="P19">I believe that life exists to be enjoyed and that the most important thing is to feel good about yourself. - Tim Ferriss</text:p>
      <text:list xml:id="list2571575742" text:style-name="WWNum3">
        <text:list-item>
          <text:p text:style-name="P22">His purpose: To love, be loved, and never stop learning.</text:p>
        </text:list-item>
      </text:list>
      <text:p text:style-name="P19"/>
      <text:p text:style-name="P19">Morality is simply the attitude we adopt toward people we personally dislike. -Oscar Wilde</text:p>
      <text:p text:style-name="P19"/>
      <text:p text:style-name="P19">Are you the person the person you are looking for is looking for? -Andy Stanley</text:p>
      <text:p text:style-name="P19"/>
      <text:p text:style-name="P19">For a long time, I’ve know that the key to getting started down the path of being remarkable in anything is to simply act with the intention of being remarkable. -Tim Ferriss </text:p>
      <text:p text:style-name="P19"/>
      <text:p text:style-name="P19">There is a distinction between achieving one’s goals and living one’s values. -Tony Robbins</text:p>
      <text:p text:style-name="P19"/>
      <text:p text:style-name="P19">The limits of my language are the limits of my mind. All I know is what I have words for.</text:p>
      <text:p text:style-name="P19">Original German: Die Grenzen meiner Sprache bedeuten die Grenzen meiner Welt. -Ludwig Wittgenstein</text:p>
      <text:p text:style-name="P19"/>
      <text:p text:style-name="P19">“Death is not an event in life: we do not live to experience death. If we take eternity to mean not infinite temporal duration but timelessness, then eternal life belongs to those who live in the present. Our life has no end in just the way in which our visual field has no limits.” -Ludwig Wittgenstein</text:p>
      <text:p text:style-name="P16"/>
      <text:p text:style-name="P16"><text:soft-page-break/></text:p>
      <text:p text:style-name="P16">Don’t try to figure out what other people want to hear from you, figure out what you have to say. It’s the only thing you have to offer. -Barbara Kingsolver</text:p>
      <text:p text:style-name="P16"/>
      <text:p text:style-name="P16">“Everyone thinks of changing the world, but no one thinks of changing himself.” -Leo Tolstoy</text:p>
      <text:p text:style-name="P16"/>
      <text:p text:style-name="P16">The happiest people I knew are always evaluating and improving themselves. The unhappy people are usually evaluating and judging others. -Lisa villa prosen</text:p>
      <text:p text:style-name="P16"/>
      <text:p text:style-name="P16">“Youth is Wasted on the Young” -George Bernard Shaw</text:p>
      <text:p text:style-name="P16"/>
      <text:p text:style-name="P16">The vision is really about empowering workers, giving them all the information about what’s going on so they can do a lot more than they’ve done in the past. -Bill Gates</text:p>
      <text:p text:style-name="P16"/>
      <text:p text:style-name="P16">People think it must be fun to be a super genius, but they don’t realize how hard it is to put up with all the idiots in the world. -Calvin &amp; Hobbes</text:p>
      <text:p text:style-name="P16"/>
      <text:p text:style-name="P16">A man is rich in proportion to the number of things he can afford to let alone. -Henry David Thoreau</text:p>
      <text:p text:style-name="P16"/>
      <text:p text:style-name="P16"/>
      <text:p text:style-name="P16"/>
      <text:p text:style-name="P16">I can’t give you a surefire formula for success, but I can give you a formula for failure: try to please everybody all the time. Herbert Bayard Swope</text:p>
      <text:p text:style-name="P16"/>
      <text:p text:style-name="P16">Everything popular is wrong. -Oscar Wilde</text:p>
      <text:p text:style-name="P16"/>
      <text:p text:style-name="P16"/>
      <text:p text:style-name="P16"/>
      <text:p text:style-name="P16">Amateurs sit and wait for inspiration, the rest of us just get up and go to work. -Stephen King</text:p>
      <text:p text:style-name="P16"/>
      <text:p text:style-name="P16">In order to be happy it is necessary to make at least one other person happy. -Theodore Reik</text:p>
      <text:p text:style-name="P16"/>
      <text:p text:style-name="P16">No one can make you feel inferior without your consent. -Eleanor Roosevelt</text:p>
      <text:p text:style-name="P16"/>
      <text:p text:style-name="P16">There is nothing noble about being superior to some other man. The true nobility is in being superior to your previous self. -Hindu Proverb</text:p>
      <text:p text:style-name="P16"/>
      <text:p text:style-name="P16"><text:soft-page-break/>Most of the shadows of this life are caused by standing in one’s own sunlight. -Ralph Waldo Emerson</text:p>
      <text:p text:style-name="P16"/>
      <text:p text:style-name="P16">It’s been my experience that you can nearly always enjoy things if you make up your mind that you will. -L.M. Montgomery</text:p>
      <text:p text:style-name="P16"/>
      <text:p text:style-name="P16">I find the best way to love someone is not to change them, but instead help them reveal the greatest version of themselves. -Steve Maraboli</text:p>
      <text:p text:style-name="P16"/>
      <text:p text:style-name="P16">We are shaped and fashioned by those we love. -Goethe</text:p>
      <text:p text:style-name="P16"/>
      <text:p text:style-name="P16">You know it’s love when all you want is that person to be happy, even if you’re not part of their happiness. -Julia Roberts</text:p>
      <text:p text:style-name="P16"/>
      <text:p text:style-name="P16">Life isn’t about finding yourself. Life is about creating yourself. -George Bernard Shaw</text:p>
      <text:p text:style-name="P16"/>
      <text:p text:style-name="P16">Life is really simple but we insist on making it complicated. -Confucius</text:p>
      <text:p text:style-name="P16"/>
      <text:p text:style-name="P16">Birds that are born in a cage think that freedom is a crime.</text:p>
      <text:p text:style-name="P16"/>
      <text:p text:style-name="P16">“The life of every man is a diary in which he means to write one story, and writes another; and his humblest hour is when he compares the volume as it is with what he vowed to make it.” — J.M. Barrie</text:p>
      <text:p text:style-name="P16"/>
      <text:p text:style-name="P16">Rare as is true love, true friendship is rarer. -Jean de La Fontaine</text:p>
      <text:p text:style-name="P16"/>
      <text:p text:style-name="P16">We know too much and feel to little. At least we feel too little of those creative emotions from which a good life springs -Bertrand Russell</text:p>
      <text:p text:style-name="P16"/>
      <text:p text:style-name="P16">Experience is not what happens to a man; it is what a man does with what happens to him. - Aldous Huxley</text:p>
      <text:p text:style-name="P16"/>
      <text:p text:style-name="P16">Each of us sees in others what we carry in our own hearts. -Ralph Waldo Emerson</text:p>
      <text:p text:style-name="P16"/>
      <text:p text:style-name="P16">If you are willing to look at another person's behavior toward you as a reflection of the state of their relationship with themselves rather than as a statement about your value as a person, then you will, over a period of time cease to react at all. -Yogi Bhajan</text:p>
      <text:p text:style-name="P16"/>
      <text:p text:style-name="P16">In recognizing the humanity of our fellow beings, we pay ourselves the highest tribute. -Thurgood Marshall</text:p>
      <text:p text:style-name="P16"/>
      <text:p text:style-name="P16"><text:soft-page-break/>Man is not the creature of circumstances; circumstances are the creatures of men. -Benjamin Disraeli</text:p>
      <text:p text:style-name="P16"/>
      <text:p text:style-name="P16">The moment I turned my adversity into an advantage my career exploded -Eminem</text:p>
      <text:p text:style-name="P16"/>
      <text:p text:style-name="P16">A realm of intimate, personal power is developing-power of the individual to conduct his own education, find his own inspiration, shape his own environment, and share his adventure with whoever is interested. -Whole Earth Catalog</text:p>
      <text:p text:style-name="P16"/>
      <text:p text:style-name="P16">Great minds are always feared by lesser minds. -Dan Brown</text:p>
      <text:p text:style-name="P16"/>
      <text:p text:style-name="P16">Wherever you go becomes a part of you somehow. -Anita Desai</text:p>
      <text:p text:style-name="P16"/>
      <text:p text:style-name="P16">It is true that those we meet can change us, sometimes so profoundly that we are not the same afterwards, even unto our names. -Yann Martel</text:p>
      <text:p text:style-name="P16"/>
      <text:p text:style-name="P14"><text:span text:style-name="T18">Every act of conscious learning requires the willingness to suffer an injury to one's self esteem. That is why young children, before they are aware of their own self importance, learn so easily: and why older persons, especially if vain or important, cannot learn at all. </text:span><text:span text:style-name="T17">-Siddharta</text:span></text:p>
      <text:p text:style-name="P16"/>
      <text:p text:style-name="P16">If you write, someone will,try to make you feel lousy about it, that's all. -Stephen King</text:p>
      <text:p text:style-name="P16"/>
      <text:p text:style-name="P16">“When you meet people, show real appreciation, then genuine curiosity.” -Martha Beck</text:p>
      <text:p text:style-name="P16"/>
      <text:p text:style-name="P16">“We cannot teach people anything. We can only help them discover it within themselves.” -Galileo Galilei </text:p>
      <text:p text:style-name="P16"/>
      <text:p text:style-name="P16">When we are young, the words are scattered all around us. As they are assembled by experience, so also are we, sentence by sentence, until the story takes shape. -Louise Erdrich</text:p>
      <text:p text:style-name="P16"/>
      <text:p text:style-name="P16">Education is not the filling of a pail, but the lighting of a fire. -W.B. Yeats</text:p>
      <text:p text:style-name="P16"/>
      <text:p text:style-name="P16">Perhaps one did not want to be loved so much as to be understood. -George Orwell</text:p>
      <text:p text:style-name="P16"/>
      <text:p text:style-name="P16">“What’s money? A man is a success if he gets up in the morning and goes to bed at night and in between does what he wants” -Bob Dylan</text:p>
      <text:p text:style-name="P16"/>
      <text:p text:style-name="P16">“The biggest mistake people make in life is not trying to make a living at doing what they most enjoy.” -Malcolm Forbes</text:p>
      <text:p text:style-name="P16"><text:soft-page-break/></text:p>
      <text:p text:style-name="P16">Remain true to yourself, child. If you know your own heart, you will always have one friend who does not lie. -Marion Zimmer Bradley</text:p>
      <text:p text:style-name="P16"/>
      <text:p text:style-name="P16">A man is whole only when he takes into account his shadow. -Djuna Barnes</text:p>
      <text:p text:style-name="P16"/>
      <text:p text:style-name="P16">“Someone who thinks the world is always cheating him is right. He is missing</text:p>
      <text:p text:style-name="P16">that wonderful feeling of trust in someone or something.” -Eric Hoffer</text:p>
      <text:p text:style-name="P16"/>
      <text:p text:style-name="P16">Perfection is not when there is no more to add, but no more to take away. Antoine De Saint-Exupery</text:p>
      <text:p text:style-name="P16"/>
      <text:p text:style-name="P16"/>
      <text:p text:style-name="P16"/>
      <text:p text:style-name="P16">What is wisdom? Always desiring the same things and always refusing the same things. -Seneca the younger</text:p>
      <text:p text:style-name="P16"/>
      <text:p text:style-name="P16">Let the soul be roused from its sleep and be prodded. Let it be reminded that nature has prescribed very little for us. No man is born rich. Every man when he first sees light is commanded to be content with milk and rags. Such is our beginning and yet kingdoms are all too small for us. -Seneca the younger</text:p>
      <text:p text:style-name="P16"/>
      <text:p text:style-name="P16">The surest defense against Evil is extreme individualism, originality of thinking, whimsicality, even—if you will—eccentricity. -Joseph Brodsky</text:p>
      <text:p text:style-name="P16"/>
      <text:p text:style-name="P16">“Time you enjoy wasting is not wasted time” -Marthe Troly Curtin</text:p>
      <text:p text:style-name="P16"/>
      <text:p text:style-name="P16">The world as we have created it is a process of our thinking. It cannot be changed without changing our thinking. -Albert Einstein</text:p>
      <text:p text:style-name="P16"/>
      <text:p text:style-name="P16">Security is mostly a superstition. It does not exist in nature… Life is either a daring adventure or nothing. -Helen Keller</text:p>
      <text:p text:style-name="P16"/>
      <text:p text:style-name="P16">I have decided to stick to love; Hate is too great a burden to bear. -Martin Luther King Jr.</text:p>
      <text:p text:style-name="P16"/>
      <text:p text:style-name="P16">Happiness is when what you think, what you say, and what you do are in harmony. -Mahatma Gandhi.</text:p>
      <text:p text:style-name="P16"/>
      <text:p text:style-name="P16">Today a reader, tomorrow a leader. -Margaret Fuller</text:p>
      <text:p text:style-name="P16"/>
      <text:p text:style-name="P16"><text:soft-page-break/>All my days I have longed equally to travel the right road and to take my own errant path. -Sigrid Undset</text:p>
      <text:p text:style-name="P16"/>
      <text:p text:style-name="P16">"Love all, trust a few, do wrong to none." -William Shakespeare</text:p>
      <text:p text:style-name="P16"/>
      <text:p text:style-name="P16">“Be the type of person you want to meet.”</text:p>
      <text:p text:style-name="P16"/>
      <text:p text:style-name="P16">What are you going to do? Everything, is my guess. It will be a little messy, but embrace the mess. It will be complicated, but rejoice in the complications. -Nora Ephron</text:p>
      <text:p text:style-name="P16"/>
      <text:p text:style-name="P16">Our model of the world controls our life.</text:p>
      <text:p text:style-name="P16"/>
      <text:p text:style-name="P16">Self-reverence, self-knowledge, self-control. These three alone lead life to sovereign power. -Alfred Lord Tennyson, “Oenone” (1833)</text:p>
      <text:p text:style-name="P16"/>
      <text:p text:style-name="P16">“It's not about where your starting point is, but your end goal and the journey that will get you there.”</text:p>
      <text:p text:style-name="P16"/>
      <text:p text:style-name="P16">“Hard-won things are more valuable than those that come too easily.” -Richard Branson</text:p>
      <text:p text:style-name="P16"/>
      <text:p text:style-name="P16">“Often when you think you're at the end of something, you're at the beginning of something else. ” -Fred Rogers</text:p>
      <text:p text:style-name="P16"/>
      <text:p text:style-name="P19">“The reason why people give up so fast is because they tend to look at how</text:p>
      <text:p text:style-name="P19">far they still have to go, instead of how far they have gotten.”</text:p>
      <text:p text:style-name="P16"/>
      <text:p text:style-name="P16">“Having proper motivation and honesty are the keys to overcoming fear or anxiety. Fearless and honest self-appraisal can be a powerful weapon against self-doubt or low self-confidence.” -Dalai Lama</text:p>
      <text:p text:style-name="P16"/>
      <text:p text:style-name="P16">How you do anything is how you do everything. </text:p>
      <text:p text:style-name="P16"/>
      <text:p text:style-name="P16">Work is about a search for daily meaning as well as daily bread, for recognition as well as cash, for astonishment rather than torpor; in short, for a sort of life rather than a Monday through Friday sort of dying. -Studs Terkel </text:p>
      <text:p text:style-name="P16"/>
      <text:p text:style-name="P16">“Everything is difficult until you know how to do it.”</text:p>
      <text:p text:style-name="P16"/>
      <text:p text:style-name="P16">As long as you are trending in the right direction, it does not matter if you fail. -Tim Ferriss</text:p>
      <text:p text:style-name="P16"/>
      <text:p text:style-name="P16"><text:soft-page-break/>The fountain of content must spring up in the mind, and he who hath so little knowledge of human nature as to seek happiness by changing anything but his own disposition, will waste his life in fruitless efforts and multiply the grief he proposes to remove. -Samuel Johnson.</text:p>
      <text:p text:style-name="P16"/>
      <text:p text:style-name="P16">What lies behind us and what lies before us are tiny matters compared to what lies within us. - Oliver Wendell Holme</text:p>
      <text:p text:style-name="P16"/>
      <text:p text:style-name="P16">Energy rightly applied and directed will accomplish anything. -Nellie Bly</text:p>
      <text:p text:style-name="P16"/>
      <text:p text:style-name="P16"/>
      <text:p text:style-name="P16">Erich Fromm:</text:p>
      <text:list xml:id="list3562386835" text:style-name="WWNum2">
        <text:list-item>
          <text:p text:style-name="P23">Immature love says: "I love you because I need you." Mature love says: "I need you because I love you."</text:p>
        </text:list-item>
        <text:list-item>
          <text:p text:style-name="P23">Creativity requires the courage to let go of certainties.</text:p>
        </text:list-item>
        <text:list-item>
          <text:p text:style-name="P23">Love is the only sane and satisfactory answer to the problem of human existence.</text:p>
        </text:list-item>
        <text:list-item>
          <text:p text:style-name="P23">Man is the only animal for whom his own existence is a problem which he has to solve.</text:p>
        </text:list-item>
        <text:list-item>
          <text:p text:style-name="P23">To die is poignantly bitter, but the idea of having to die without having lived is unbearable.</text:p>
        </text:list-item>
        <text:list-item>
          <text:p text:style-name="P23">Man's main task in life is to give birth to himself, to become what he potentially is. The most important product of his effort is his own personality.</text:p>
        </text:list-item>
        <text:list-item>
          <text:p text:style-name="P23">The quest for certainty blocks the search for meaning. Uncertainty is the very condition to impel man to unfold his powers.</text:p>
        </text:list-item>
        <text:list-item>
          <text:p text:style-name="P23">Greed is a bottomless pit which exhausts the person in an endless effort to satisfy the need without ever reaching satisfaction.</text:p>
        </text:list-item>
        <text:list-item>
          <text:p text:style-name="P23">One cannot be deeply responsive to the world without being saddened very often.</text:p>
        </text:list-item>
        <text:list-item>
          <text:p text:style-name="P23">Not he who has much is rich, but he who gives much.</text:p>
        </text:list-item>
      </text:list>
      <text:p text:style-name="P16"/>
      <text:p text:style-name="P16">The significant problems we face cannot be solved at the same level of thinking we were when we created them. -Albert Einstein</text:p>
      <text:p text:style-name="P16"/>
      <text:p text:style-name="P16">We must not cease from exploration and the end of all our exploring will be to arrive where we began and to know the place for the first time. -T.S. Elliot</text:p>
      <text:p text:style-name="P16"/>
      <text:p text:style-name="P16">We are what we repeatedly do. Excellence, then, is not an act, but a habit. -Aristotle.</text:p>
      <text:p text:style-name="P16"/>
      <text:p text:style-name="P16">You are more powerful than you think you are. Act accordingly. </text:p>
      <text:p text:style-name="P16"><text:soft-page-break/></text:p>
      <text:p text:style-name="P16">Confront the dark parts of yourself, and work to banish them with illumination and forgiveness. Your willingness to wrestle with your demons will cause your angels to sing. -August Wilson</text:p>
      <text:p text:style-name="P16"/>
      <text:p text:style-name="P16">Knowledge is power. The real test of knowledge is not whether it is true, but whether it empowers us. -Francis Bacon</text:p>
      <text:p text:style-name="P16"/>
      <text:p text:style-name="P16">Sex without emotional intimacy is just masturbation with a partner.</text:p>
      <text:p text:style-name="P16">There are two types of people in this world, passive consumers and active creators. You choose which one you want to be.</text:p>
      <text:p text:style-name="P16">It’s amazing all the things we do to convince the world that we do not feel as insecure and vulnerable as all of us really are.</text:p>
      <text:p text:style-name="P16">Once you say you’re going to settle for second, that’s what happens to you in life. -John F. Kennedy</text:p>
      <text:p text:style-name="P16"/>
      <text:p text:style-name="P16"/>
      <text:p text:style-name="P16"/>
      <text:p text:style-name="P16">Everybody talks about wanting to change things and help and fix, but ultimately all you can do is fix yourself. And that's a lot. Because if you can fix yourself, it has a ripple effect. -Rob Reiner</text:p>
      <text:p text:style-name="P16"/>
      <text:p text:style-name="P16">Music, among other things, is what separates us from other species.</text:p>
      <text:p text:style-name="P16">We are ALL starving for love and acceptance.</text:p>
      <text:p text:style-name="P16">Strong people don't put others down, they lift them up.</text:p>
      <text:p text:style-name="P16">Truth and morality has always been subjective, but here is one of the few objective truths: Everything is connected.</text:p>
      <text:p text:style-name="P16">Kindness in words creates confidence. Kindness in thinking creates profoundness. Kindness in giving creates love. -Lao Tzu</text:p>
      <text:p text:style-name="P16">The body is subservient to the mind. If you have a strong mind, it will show in the way you carry yourself.</text:p>
      <text:p text:style-name="P16">Acton may not always bring happiness, but there is no happiness without action. -Benjamin Disraeli</text:p>
      <text:p text:style-name="P16"/>
      <text:p text:style-name="P16">It's difficult to write about myself because I'm afraid of what I will find.</text:p>
      <text:p text:style-name="P16">All people are fearful of death and ignorant of life.</text:p>
      <text:p text:style-name="P16">“When feeling overwhelmed by a faraway goal, repeat the following: I have it within me right now, to get me to where I want to be later.” -Karen Salmansohn</text:p>
      <text:p text:style-name="P16">There are two kinds of people that smoke weed. The ones who do it to escape reality and the ones who do it to expand reality.</text:p>
      <text:p text:style-name="P16">Why live in the past when you can create the future?</text:p>
      <text:p text:style-name="P16"><text:soft-page-break/>Stop settling for mediocre.</text:p>
      <text:p text:style-name="P16">I know too well that it's easier to live with ourselves if we cite an external reason for inaction. -Tim Ferriss</text:p>
      <text:p text:style-name="P16">There are two types of mistakes: mistakes of ambition and mistakes of sloth. -Tim Ferriss</text:p>
      <text:p text:style-name="P16"/>
      <text:p text:style-name="P16">The best portion of a good man's life: his little, nameless unremembered acts of kindness and love. -William Wordsworth</text:p>
      <text:p text:style-name="P16"/>
      <text:p text:style-name="P16">“The acquisition of riches has been for many men, not an end, but a change, of troubles." -Epicurus</text:p>
      <text:p text:style-name="P16"/>
      <text:p text:style-name="P16">“Laughter is wine for the soul - laughter soft, or loud and deep, tinged through with seriousness - the hilarious declaration made by man that life is worth living.” -Sean O’Casey</text:p>
      <text:p text:style-name="P16"/>
      <text:p text:style-name="P16">If you love what you do and are willing to do what it takes, it's within your reach. And it'll be worth every minute you spend alone at night, thinking and thinking about what it is you want to design or build. It'll be worth it, I promise. -Steve Wozniak</text:p>
      <text:p text:style-name="P16"/>
      <text:p text:style-name="P16">I may not have gone where I intended to go, but I think I have ended up where I needed to be. -Douglas Adams</text:p>
      <text:p text:style-name="P16"/>
      <text:p text:style-name="P16">Dare to live the dreams that you have dreamed for yourself. -Ralph Waldo Emerson</text:p>
      <text:p text:style-name="P16"/>
      <text:p text:style-name="P16">Whenever you find yourself on the side of the majority, it is time to pause and reflect. -Mark Twain</text:p>
      <text:p text:style-name="P16"/>
      <text:p text:style-name="P16"/>
      <text:p text:style-name="P16"/>
      <text:p text:style-name="P16">Anyone who lives within their means suffers from a lack of imagination. -Oscar Wilde</text:p>
      <text:p text:style-name="P16"/>
      <text:p text:style-name="P16">When a person is lucky enough to live inside a story, to live inside an imaginary world, the pains of this world disappear. For as long as the story goes on, reality no longer exists. -Paul Auster</text:p>
      <text:p text:style-name="P16"/>
      <text:p text:style-name="P16">They say a person needs just three things to be truly happy in this world: someone to love, something to do, and something to hope for. -Tom Bodett</text:p>
      <text:p text:style-name="P16"/>
      <text:p text:style-name="P16">If there's a book that you want to read, but it hasn't been written yet, then you must write it. -Toni Morrison</text:p>
      <text:p text:style-name="P16"><text:soft-page-break/></text:p>
      <text:p text:style-name="P16">One does not accumulate but eliminate. It is not the daily increase but daily decrease. The height of cultivation always runs to simplicity. -Bruce Lee</text:p>
      <text:p text:style-name="P16"/>
      <text:p text:style-name="P16">But I don't believe that life is supposed to make you feel good, or to make you feel miserable either. Life is just supposed to make you feel. -Gloria Naylor</text:p>
      <text:p text:style-name="P16"/>
      <text:p text:style-name="P16">If you can’t define it or act on it, forget it. -Tim Ferriss</text:p>
      <text:p text:style-name="P16"/>
      <text:p text:style-name="P16">Age doesn’t matter, an open mind does.</text:p>
      <text:p text:style-name="P16"/>
      <text:p text:style-name="P16">What man actually needs is not a tensionless state but rather the striving and struggling for a worthwhile goal, a freely chosen task. -Viktor E. Frankl</text:p>
      <text:p text:style-name="P16"/>
      <text:p text:style-name="P16">Remembering that you are going to die is the best way I know to avoid the trap of thinking you have something to lose. -Steve Jobs</text:p>
      <text:p text:style-name="P16"/>
      <text:p text:style-name="P16">The heaviness of success-chasing can be replaced with a serendipitous lightness when you recognize that the only rules and limits are those we set for ourselves. -Tim Ferriss</text:p>
      <text:p text:style-name="P16"/>
      <text:p text:style-name="P16">Liberty means responsibility, That is why most men dread it. -George Bernard Shaw</text:p>
      <text:p text:style-name="P16"/>
      <text:p text:style-name="P16">The average man is a conformist, accepting miseries and disasters with the stoicism of a cow standing in the rain. -Colin Wilson</text:p>
      <text:p text:style-name="P16"/>
      <text:p text:style-name="P14"><text:span text:style-name="T18">To be engrossed in something outside ourselves is a powerful antidote for the rational mind, the mind that so frequently has its head up its own ass. -Anne Lamott, </text:span><text:span text:style-name="T17">Bird by Bird</text:span></text:p>
      <text:p text:style-name="P16"/>
      <text:p text:style-name="P16">To be free, to be happy and fruitful, can only be attained through sacrifice of many common but overestimated things. -Robert Henri</text:p>
      <text:p text:style-name="P16"/>
      <text:p text:style-name="P16">There is no difference between a pessimist who says, “Oh, it’s hopeless, so don’t bother doing anything,” and an optimist who says, “Don’t bother doing anything, it’s going to turn out fine anyway.” Either way, nothing happens. -Yvon Chouinard</text:p>
      <text:p text:style-name="P16"/>
      <text:p text:style-name="P16">The reasonable man adapts himself to the world; the unreasonable one persists in trying to adapt the world to himself. Therefore all progress depends on the unreasonable man.t <text:s/>-George Bernard Shaw</text:p>
      <text:p text:style-name="P16"/>
      <text:p text:style-name="P16"><text:soft-page-break/>Reading is my favourite occupation, when I have leisure for it and books to read. -Anne Brontë</text:p>
      <text:p text:style-name="P16"/>
      <text:p text:style-name="P16">I am an old man and have known a great many troubles, but most of them never happened. -Mark Twain</text:p>
      <text:p text:style-name="P16"/>
      <text:p text:style-name="P16">What we fear doing most if usually what we most need to do.</text:p>
      <text:p text:style-name="P16"/>
      <text:p text:style-name="P16">There is some good in this world, and it's worth fighting for. -J.R.R. Tolkien</text:p>
      <text:p text:style-name="P16"/>
      <text:p text:style-name="P16">We are simultaneously gods and worms -Abraham Maslow</text:p>
      <text:p text:style-name="P16"/>
      <text:p text:style-name="P16">Adapt what is useful, reject what is useless, and add what is specifically your own. -Bruce Lee</text:p>
      <text:p text:style-name="P16"/>
      <text:p text:style-name="P19">“Reality is merely an illusion, albeit a very persistent one.” – Albert Einstein</text:p>
      <text:p text:style-name="P19"/>
      <text:p text:style-name="P19">“Reading, after a certain age, diverts the mind too much from its creative pursuits. Any man who reads too much and uses his own brain too little falls into lazy habits of thinking.” </text:p>
      <text:p text:style-name="P19">– Albert Einstein</text:p>
      <text:p text:style-name="P19"/>
      <text:p text:style-name="P19">“People think it must be fun to be a super genius, but they don’t realize how hard it is to put up with all the idiots in the world.” </text:p>
      <text:p text:style-name="P19">– Calvin, from Calvin and Hobbes</text:p>
      <text:p text:style-name="P19"/>
      <text:p text:style-name="P16"/>
      <text:p text:style-name="P16">Take risks and you’ll get the payoffs. Learn from your mistakes until you succeed. It’s that simple. -Tim Ferriss</text:p>
      <text:p text:style-name="P16"/>
      <text:p text:style-name="P16">Veal is a very young beef and, like a very young girlfriend, it’s cute but boring and expensive. -PJ O’Rourke</text:p>
      <text:p text:style-name="P16"/>
      <text:p text:style-name="P16">You must want to be a butterfly so badly, you are willing to give up being a caterpillar. - Sekou Andrews</text:p>
      <text:p text:style-name="P16"/>
      <text:p text:style-name="P16">What should I do with my life? Enjoy it.</text:p>
      <text:p text:style-name="P16"/>
      <text:p text:style-name="P16">No live organism can continue for long to exist sanely under conditions of absolute reality; even larks and katydids are supposed, by some, to dream. -Shirley Jackson</text:p>
      <text:p text:style-name="P16"/>
      <text:p text:style-name="P16"><text:soft-page-break/>“The most important trick to be happy is to realize that happiness if a choice that you make and a skill that you develop. You choose to be happy, then you work at it. It’s just like building muscles.” -Naval Ravikant</text:p>
      <text:p text:style-name="P16"/>
      <text:p text:style-name="P16">“The world is changed by your example, not by your opinion” -Paulo Coehlo</text:p>
      <text:p text:style-name="P16"/>
      <text:p text:style-name="P16">The purpose of life is a life of purpose -Robert Byrne</text:p>
      <text:p text:style-name="P16"/>
      <text:p text:style-name="P16">The future is already here it’s just unevenly distributed. -William Gibson</text:p>
      <text:p text:style-name="P16"/>
      <text:p text:style-name="P16">“If you are depressed, you are living in the past. If you are anxious, you are living in the future. If you are at peace, you are living in the present” -Lao Tzu</text:p>
      <text:p text:style-name="P16"/>
      <text:p text:style-name="P16">“If you’re looking for a formula for greatness, the closest we’ll ever get, I think, is this: consistency driven by a deep love for the work” -Maria Popova</text:p>
      <text:p text:style-name="P16"/>
      <text:p text:style-name="P16">Looking somebody in the eye is often the antidote for what is ailing us. -Amanda Palmer</text:p>
      <text:p text:style-name="P16"/>
      <text:p text:style-name="P16">“Life is a continual process of arrival into who we are” -Maria Popova</text:p>
      <text:p text:style-name="P16"/>
      <text:p text:style-name="P16">“Losers have goals, winners have systems” -Scott Adams</text:p>
      <text:p text:style-name="P16"/>
      <text:p text:style-name="P16">If you can’t be first in a category, set up a new category you can be first in.</text:p>
      <text:p text:style-name="P16"/>
      <text:p text:style-name="P16">“Hope is not a strategy. Luck is not a factor. Fear is not an option”</text:p>
      <text:p text:style-name="P16"/>
      <text:p text:style-name="P16">Once we get those muddy, maddening, confusing thoughts [nebulous worries, jitters and preoccupations] on the page, we face our day with clearer eyes -Julia Cameron</text:p>
      <text:p text:style-name="P16"/>
      <text:p text:style-name="P16">Trends are often things to avoid. What I prefer over trends is a sense of mission. That you are working on a unique problem that people are not solving elsewhere. -Peter Thiel</text:p>
      <text:p text:style-name="P16"/>
      <text:p text:style-name="P16">Question underlying all philosophical thought: “What do people agree merely by conventions, and what is the truth?</text:p>
      <text:p text:style-name="P16"/>
      <text:p text:style-name="P16">You are more powerful than you think you are. Act accordingly. -Seth Godin</text:p>
      <text:p text:style-name="P16"/>
      <text:p text:style-name="P16">Trust and attention - these are the scarce items in a post scarcity world. -Seth Godin</text:p>
      <text:p text:style-name="P16"/>
      <text:p text:style-name="P16">Be a meaningful specific instead of a wandering generality. -Seth Godin</text:p>
      <text:p text:style-name="P16"><text:soft-page-break/></text:p>
      <text:p text:style-name="P16">We cannot out-obedience the competition. Therefore, we have to out-lead or out-solve -Seth Godin</text:p>
      <text:p text:style-name="P16"/>
      <text:p text:style-name="P16">“You realize that you will never be the best-looking person in the room. You’ll never be the smartest person in the room. You’ll never be the most educated, the most well-versed. You can never compete on those levels. But what you can always compete on, the true egalitarian aspect to success, is hard work.You can always work harder than the next guy”. -Casey Neistat</text:p>
      <text:p text:style-name="P16"/>
      <text:p text:style-name="P16">“What is the ultimate quantification of success? For me, it’s not how much time you spend doing what you love. It’s how little time you spend doing what you hate.” -Casey Neistat</text:p>
      <text:p text:style-name="P16"/>
      <text:p text:style-name="P16">If you set your goals ridiculously high and it’s a failure, you will fail above everyone else’s success. - James Cameron</text:p>
      <text:p text:style-name="P16"/>
      <text:p text:style-name="P16">“Clarity of Writing indicates Clarity of Thinking” -Matt Mullenweg</text:p>
      <text:p text:style-name="P16"/>
      <text:p text:style-name="P16">‘Stressed’ is the achiever’s word for ‘Fear’ -Tony Robbins</text:p>
      <text:p text:style-name="P16"/>
      <text:p text:style-name="P16">“My goal is not to fail fast. My goal is to succeed over the long run. They are not the same thing” -Marc Andreessen</text:p>
      <text:p text:style-name="P16"/>
      <text:p text:style-name="P16">“To do original work: It’s not necessary to know something nobody else knows. It is necessary to believe something few other people believe” -Marc Andreessen</text:p>
      <text:p text:style-name="P16"/>
      <text:p text:style-name="P16">My confidence came from vision. I am a big believer that if you have a very clear vision of where you want to go, then the rest of it is much easier. Because you always know why you are pushing and going through the pain barrier, why you have to struggle more and why you have to be more disciplined” -Arnold Schwarzenegger</text:p>
      <text:p text:style-name="P16"/>
      <text:p text:style-name="P16">“Life can be much broader once you discover one simple fact, and that is that everything around you that you call ‘life’ was made up by people who were no smarter than you. And you can change it, you can influence it, you can build your own things that other people can use. Once you learn that, you’ll never be the same again”-Steve Jobs</text:p>
      <text:p text:style-name="P16"/>
      <text:p text:style-name="P16">Routine, in an intelligent man, is a sign of ambition. A modern stoic knows that the surest way to discipline passion is to discipline time: decide what you want or ought to <text:soft-page-break/>do during the day, then always do it at exactly the same moment every day, and passion will give you no trouble. -WH Auden</text:p>
      <text:p text:style-name="P16"/>
      <text:p text:style-name="P16">Let us go forth with fear and courage and rage to save the world. -Grace Paley</text:p>
      <text:p text:style-name="P16"/>
      <text:p text:style-name="P16">When I let go of what I am, I become what I might be. - Lao Tzu</text:p>
      <text:p text:style-name="P16">It is no measure of health to be well adjusted to a profoundly sick society. -J. Krishnamurti</text:p>
      <text:p text:style-name="P16">Out on the edge you see all kinds of things you can’t see from the center. Big, undreamed-of things. The people on the edge see them first. -Kurt Vonnegut</text:p>
      <text:p text:style-name="P16"/>
      <text:p text:style-name="P16">In the end, winning is sleeping better. -Jodie Foster</text:p>
      <text:p text:style-name="P16"/>
      <text:p text:style-name="P16">I’m not the strongest, I’m not the fastest. But I’m really good at suffering. -Amelia Boone</text:p>
      <text:p text:style-name="P16"/>
      <text:p text:style-name="P16">No one owes you anything. -Amelia Boone</text:p>
      <text:p text:style-name="P16"/>
      <text:p text:style-name="P16"/>
      <text:p text:style-name="P16"/>
      <text:p text:style-name="P16">Judge a man by his questions rather than his answers. -Pierre Marc-Gaston</text:p>
      <text:p text:style-name="P16"/>
      <text:p text:style-name="P16">There is love in holding and there is love in letting go. -Elizabeth Berg</text:p>
      <text:p text:style-name="P16">“Don’t believe everything you think.” - BJ Miller</text:p>
      <text:p text:style-name="P16"/>
      <text:p text:style-name="P16">Nothing is more complex than the unknown, for it masquerades as the unknowable. -Mark O. Martin</text:p>
      <text:p text:style-name="P16"/>
      <text:p text:style-name="P16">Always tell the truth. It's the easiest thing to remember. -David Mamet</text:p>
      <text:p text:style-name="P16"/>
      <text:p text:style-name="P16">“For artists, there’s a very fine line between delusion and belief.” – Brian Koppelman</text:p>
      <text:p text:style-name="P16"/>
      <text:p text:style-name="P16">“What unifies every part of my journey is I always lead with my curiosity, obsession, or fascination.” – Brian Koppelman</text:p>
      <text:p text:style-name="P16"/>
      <text:p text:style-name="P16">Claim your space. Draw a circle of light around it. Push back against the dark. Don't just survive. Celebrate. -Charles Frazier</text:p>
      <text:p text:style-name="P16"/>
      <text:p text:style-name="P16">Nothing in life is to be feared. It is only to be understood. -Marie Curie</text:p>
      <text:p text:style-name="P16"/>
      <text:p text:style-name="P16">Books permit us to voyage through time, to tap the wisdom of our ancestors. -Carl Sagan</text:p>
      <text:p text:style-name="P16"><text:soft-page-break/></text:p>
      <text:p text:style-name="P16">What a curious power words have. -Tadeusz Borowski</text:p>
      <text:p text:style-name="P16"/>
      <text:p text:style-name="P16">It's not enough to be nice in life. You've got to have nerve. -Georgia O'Keeffe</text:p>
      <text:p text:style-name="P16"/>
      <text:p text:style-name="P16">Until we invent telepathy, books are our best choice for understanding the rest of humanity. -Christopher Paolini</text:p>
      <text:p text:style-name="P16"/>
      <text:p text:style-name="P16">Knowledge has to be improved, challenged, and increased constantly, or it vanishes. -Peter F. Drucker</text:p>
      <text:p text:style-name="P16"/>
      <text:p text:style-name="P16">The single most important key to success is to be a good listener. -Kelly Wearstler</text:p>
      <text:p text:style-name="P16"/>
      <text:p text:style-name="P16">I'm uninterested in superheroes. I am only interested in real stories, real people, real connection. -Jamie Lee Curtis</text:p>
      <text:p text:style-name="P16"/>
      <text:p text:style-name="P16">The heart that gives thanks is a happy one, for we cannot feel thankful and unhappy at the same time. -Douglas Wood</text:p>
      <text:p text:style-name="P16"/>
      <text:p text:style-name="P16">Good writers are monotonous, like good composers. They keep trying to perfect the one problem they were born to understand. -Alberto Moravia</text:p>
      <text:p text:style-name="P16"/>
      <text:p text:style-name="P16">Human minds are more full of mysteries than any written book and more changeable than the cloud shapes in the air. -Louisa May Alcott</text:p>
      <text:p text:style-name="P16"/>
      <text:p text:style-name="P16">-Between stimulus and response, I have the power to choose-</text:p>
      <text:p text:style-name="P16"/>
      <text:p text:style-name="P16">Losers React, Leaders Anticipate.</text:p>
      <text:p text:style-name="P16">You can survive anything with a sense of humor and a sense of self.</text:p>
      <text:p text:style-name="P16">"I believe in the power of awkward conversations to initiate change" -W. Kamau Ball</text:p>
      <text:p text:style-name="P16"/>
      <text:p text:style-name="P5">“The great thing about being a writer is that you are always re-creating yourself.” <text:s/>- Martin Cruz Smith</text:p>
      <text:p text:style-name="P16"/>
      <text:p text:style-name="P16">"You alone are responsible for your life. This is the best and worst thing about adulthood."</text:p>
      <text:p text:style-name="P16"/>
      <text:p text:style-name="P16">"A man is not free if he cannot see where he is going, even if he has a gun to help him get there" -A.J. Liebling</text:p>
      <text:p text:style-name="P16"/>
      <text:p text:style-name="P16">Your Heart: Beats 100,000 times per day.</text:p>
      <text:p text:style-name="P14"><text:soft-page-break/><text:span text:style-name="T18">Blood Vessels: 60,000 miles, </text:span><text:span text:style-name="T17">wraps around the equator twice.</text:span></text:p>
      <text:p text:style-name="P16">Life is a gift, do not squander it.</text:p>
      <text:p text:style-name="P16"/>
      <text:p text:style-name="P16">Success is when Opportunity meets Preparation</text:p>
      <text:p text:style-name="P16"/>
      <text:p text:style-name="P5">It’s going to be a great life, Josh.</text:p>
      <text:p text:style-name="P16"/>
      <text:p text:style-name="P14"><text:span text:style-name="T9">“The writer should never be ashamed of staring. There is nothing that does not require his attention.”</text:span><text:span text:style-name="T16"> - Flannery O’Connor</text:span></text:p>
      <text:p text:style-name="P6"/>
      <text:p text:style-name="P6">A creative life cannot be sustained by approval any more than it can be destroyed by criticism. -Will Self</text:p>
      <text:p text:style-name="P6"/>
      <text:p text:style-name="P6">The more words you know, the more words you have to understand yourself.</text:p>
      <text:p text:style-name="P16"/>
      <text:p text:style-name="P16">On dealing with sadness, enduring hardship, and accepting solitude: Rilke, letter 8.</text:p>
      <text:p text:style-name="P16"/>
      <text:p text:style-name="P16">If you want the secondary greatness of recognized talent, focus first on primary greatness of character.<text:line-break/></text:p>
      <text:p text:style-name="P16">“Sometimes the best solution is simplification.” - Bobby Bragan</text:p>
      <text:p text:style-name="P16"/>
      <text:p text:style-name="P16">The better you know yourself, the better your relationship with the rest of the world. - Toni Collette</text:p>
      <text:p text:style-name="P16"/>
      <text:p text:style-name="P16">“Everyone thinks of changing the world, but no one thinks of changing himself.” -Leo Tolstoy</text:p>
      <text:p text:style-name="P16"/>
      <text:p text:style-name="P16">The future stands still, but we move in infinite space” -Rilke</text:p>
      <text:p text:style-name="P16"/>
      <text:p text:style-name="P16">Perhaps everything that frightens us is, in its deepest essence, something helpless that wants our love” -Rilke</text:p>
      <text:p text:style-name="P16"/>
      <text:p text:style-name="P16">Be an encourager. Scatter sunshine. Who knows whose life you might touch with something as simple as a kind word. - Debbie Macomber</text:p>
      <text:p text:style-name="P16"/>
      <text:p text:style-name="P19">Every great developer you know got there by solving problems they were unqualified to solve until they actually did it. – Patrick McKenzie</text:p>
      <text:p text:style-name="P16"/>
      <text:p text:style-name="P16">Instead, feel your suffering, rest with it, embrace it, make love with it. Feel your suffering so deeply and thoroughly that you penetrate it, and realize its fearful foundation. Almost <text:soft-page-break/>everything you do, you do because you are afraid to die. And yet dying is exactly what you are doing, from the moment you are born. Two hours of absorption in a good Super Bowl telecast may distract you temporarily, but the fact remains. You were born as a sacrifice. And you can either participate in the sacrifice, dissolving in the giving of your gift, or you can resist it, which is your suffering.</text:p>
      <text:p text:style-name="P16"/>
      <text:p text:style-name="P16">The strong live off the weak and the smart live off the strong</text:p>
      <text:p text:style-name="P16"/>
      <text:p text:style-name="P16">Leave her better than you found her</text:p>
      <text:p text:style-name="P16"/>
      <text:p text:style-name="P20"><text:bookmark text:name="_gjdgxs"/>“When jarred, unavoidably, by circumstance, revert at once to yourself, and don’t lose the rhythm more than you can help. You’ll have a better group of harmony if you keep on going back to it.” -Marcus Aurelius</text:p>
      <text:p text:style-name="P20"><text:bookmark text:name="_30j0zll"/></text:p>
      <text:p text:style-name="P20"><text:bookmark text:name="_1fob9te"/>Life shrinks or expands in proportion to one's courage. -Anais Nin</text:p>
      <text:p text:style-name="P20"><text:bookmark text:name="_3znysh7"/></text:p>
      <text:list xml:id="list2925352845" text:style-name="WWNum1">
        <text:list-item>
          <text:p text:style-name="P24">Writing is all about audience. Learn how to create your audience (digitally). Figure yourself out, and share it. People who are like you will come.</text:p>
        </text:list-item>
      </text:list>
      <text:p text:style-name="P20"><text:bookmark text:name="_2et92p0"/></text:p>
      <text:p text:style-name="P20"><text:bookmark text:name="_tyjcwt"/>“The highest forms of human understanding we can achieve are laughter and human compassion.” -Richard Feynman, Physicist</text:p>
      <text:p text:style-name="P20"><text:bookmark text:name="_3dy6vkm"/></text:p>
      <text:p text:style-name="P20"><text:bookmark text:name="_1t3h5sf"/>“Let us make a special effort to stop communicating with each other, so we can have some conversation.” -Mark Twain</text:p>
      <text:p text:style-name="P20"><text:bookmark text:name="_4d34og8"/></text:p>
      <text:p text:style-name="P20"><text:bookmark text:name="_2s8eyo1"/>When I look into the future, it’s so bright it burns my eyes. - Oprah Winfrey</text:p>
      <text:p text:style-name="P20"><text:bookmark text:name="_17dp8vu"/></text:p>
      <text:p text:style-name="P20"><text:bookmark text:name="_3rdcrjn"/>Humans are attracted to each other's’ rough edges. - Robert Glover</text:p>
      <text:p text:style-name="P20"><text:bookmark text:name="_26in1rg"/></text:p>
      <text:p text:style-name="P20"><text:bookmark text:name="_lnxbz9"/>You read literature because you can never meet enough people.</text:p>
      <text:p text:style-name="P20"><text:bookmark text:name="_35nkun2"/></text:p>
      <text:p text:style-name="P20"><text:bookmark text:name="_1ksv4uv"/>Fear is not evil, it tells you what your weakness is. Once you know your weakness, you can become stronger.</text:p>
      <text:p text:style-name="P20"><text:bookmark text:name="_44sinio"/></text:p>
      <text:p text:style-name="P20"><text:bookmark text:name="_2jxsxqh"/>Bury the pain of losing your loved ones in the arms of your friends.</text:p>
      <text:p text:style-name="P20"><text:bookmark text:name="_z337ya"/></text:p>
      <text:p text:style-name="P20"><text:bookmark text:name="_3j2qqm3"/>There's no need to throw yourself into the darkness. There are people in this world who prefer solitude, but there is no one who can withstand it.</text:p>
      <text:p text:style-name="P20"><text:bookmark text:name="_1y810tw"/></text:p>
      <text:p text:style-name="P20"><text:bookmark text:name="_4i7ojhp"/>The aim of life is to live, and to live means to be aware, joyously, drunkenly, serenely, divinely aware. / <text:s/>Every moment is a golden one for him who has the vision to recognize it as such. /The moment one gives close attention to anything, even a blade of grass it becomes a mysterious, awesome, indescribably magnificent world in itself. -Henry Miller</text:p>
      <text:p text:style-name="P18"><text:bookmark text:name="_2xcytpi"/></text:p>
      <text:p text:style-name="P18"><text:bookmark text:name="_1ci93xb"/>Game of thrones, maester Aemon: "Kill the boy, and become the man."</text:p>
      <text:p text:style-name="P18"><text:bookmark text:name="_3whwml4"/><text:soft-page-break/></text:p>
      <text:p text:style-name="P18"><text:bookmark text:name="_2bn6wsx"/>"Success is the progressive realization of a goal or ideal."</text:p>
      <text:p text:style-name="P18"><text:bookmark text:name="_qsh70q"/></text:p>
      <text:p text:style-name="P18"><text:bookmark text:name="_3as4poj"/>Structuralism and Semiotics:</text:p>
      <text:p text:style-name="P18"><text:bookmark text:name="_1pxezwc"/>“Narration equals life: the absence of narration death” -Todorov (80)</text:p>
      <text:p text:style-name="P18"><text:bookmark text:name="_49x2ik5"/>“Literature is like a deadly weapon with which language commits suicide” (85)</text:p>
      <text:p text:style-name="P18"><text:bookmark text:name="_2p2csry"/></text:p>
      <text:p text:style-name="P18"><text:bookmark text:name="_147n2zr"/>“As women gain more financial power in society, men are expected to bring more to the table,” Michael Addis, professor of psychology at Clark University, told CNN in 2012. “In addition to being financially successful, they need to be well-groomed, in good shape, emotionally skilled in relationships and the emphasis on looking good is just part of the bigger package — the stakes have been raised.”</text:p>
      <text:p text:style-name="P18"><text:bookmark text:name="_3o7alnk"/></text:p>
      <text:p text:style-name="P18"><text:bookmark text:name="_23ckvvd"/>I'm afraid you will fall in love with me. All men fall in love with me because I always leave. Because there's nothing men love more than the thing they cannot have.</text:p>
      <text:p text:style-name="P18"><text:bookmark text:name="_ihv636"/></text:p>
      <text:p text:style-name="P18"><text:bookmark text:name="_32hioqz"/>We develop a passion for what we are good at. The mistake is thinking that if we aren't good at something, we do not have and can never develop a passion for it." -Barbara Oakley</text:p>
      <text:p text:style-name="P18"><text:bookmark text:name="_1hmsyys"/></text:p>
      <text:p text:style-name="P18"><text:bookmark text:name="_41mghml"/>Time flows in the same way for all human beings; every human being flows through time in a different way. -Yasunari Kawabata</text:p>
      <text:p text:style-name="P18"><text:bookmark text:name="_2grqrue"/></text:p>
      <text:p text:style-name="P18"><text:bookmark text:name="_vx1227"/>You ought to expect better of people. It encourages you to be a better person yourself. -Jeph Jacques</text:p>
      <text:p text:style-name="P18"><text:bookmark text:name="_3fwokq0"/></text:p>
      <text:p text:style-name="P18"><text:bookmark text:name="_1v1yuxt"/>Travel changes you. As you move through this life and this world you change things slightly, you leave marks behind, however small. And in return, life—and travel—leaves marks on you. -Anthony Bourdain</text:p>
      <text:p text:style-name="P18"><text:bookmark text:name="_4f1mdlm"/></text:p>
      <text:p text:style-name="P18"><text:bookmark text:name="_2u6wntf"/>Thinking is the hardest work there is, which is probably the reason why so few people engage in it. -Henry Ford</text:p>
      <text:p text:style-name="P18"><text:bookmark text:name="_19c6y18"/></text:p>
      <text:p text:style-name="P18"><text:bookmark text:name="_3tbugp1"/>To truly be committed to a life of honesty, love and discipline, we must be willing to commit ourselves to reality. -John Bradshaw</text:p>
      <text:p text:style-name="P18"><text:bookmark text:name="_28h4qwu"/></text:p>
      <text:p text:style-name="P18"><text:bookmark text:name="_nmf14n"/>When we don't respect the words that we use, the power they hold, and the history they contain, people stop caring.</text:p>
      <text:p text:style-name="P18"><text:bookmark text:name="_37m2jsg"/></text:p>
      <text:p text:style-name="P18"><text:bookmark text:name="_1mrcu09"/>Wise men learn more from fools than fools from wise men. -Fortune Cookie</text:p>
      <text:p text:style-name="P18"><text:bookmark text:name="_46r0co2"/></text:p>
      <text:p text:style-name="P18"><text:bookmark text:name="_2lwamvv"/>At the heart of liberty is the right to define one's own concept of existence, of meaning, of the universe, and of the mystery of human life. -Anthony Kennedy</text:p>
      <text:p text:style-name="P18"><text:bookmark text:name="_111kx3o"/></text:p>
      <text:p text:style-name="P18"><text:bookmark text:name="_3l18frh"/>“Let us forget with generosity those who cannot love us” -Pablo Neruda</text:p>
      <text:p text:style-name="P18"><text:bookmark text:name="_206ipza"/></text:p>
      <text:p text:style-name="P18"><text:bookmark text:name="_4k668n3"/><text:soft-page-break/>It is the knowledge that I'm going to die that creates the focus that I bring to being alive. -Neil Degrasse Tyson</text:p>
      <text:p text:style-name="P18"><text:bookmark text:name="_2zbgiuw"/></text:p>
      <text:p text:style-name="P18"><text:bookmark text:name="_1egqt2p"/>The only thing I’m an expert at, is being myself, and I’m really good at it. </text:p>
      <text:p text:style-name="P18"><text:bookmark text:name="_3ygebqi"/></text:p>
      <text:p text:style-name="P18"><text:bookmark text:name="_2dlolyb"/>“To feel the love of people whom we love is a fire that feeds our life.” -Pablo Neruda</text:p>
      <text:p text:style-name="P18"><text:bookmark text:name="_sqyw64"/></text:p>
      <text:p text:style-name="P18"><text:bookmark text:name="_3cqmetx"/>I love myself, and am perfectly comfortable with the way I am. </text:p>
      <text:p text:style-name="P20"><text:bookmark text:name="_1rvwp1q"/></text:p>
      <text:p text:style-name="P20"><text:bookmark text:name="_4bvk7pj"/>“We the mortals touch the metals,</text:p>
      <text:p text:style-name="P20"><text:bookmark text:name="_2r0uhxc"/>the wind, the ocean shores, the stones,</text:p>
      <text:p text:style-name="P20"><text:bookmark text:name="_1664s55"/>knowing they will go on, inert or burning,</text:p>
      <text:p text:style-name="P20"><text:bookmark text:name="_3q5sasy"/>and I was discovering, naming all the these things:</text:p>
      <text:p text:style-name="P20"><text:bookmark text:name="_25b2l0r"/>it was my destiny to love and say goodbye.” </text:p>
      <text:p text:style-name="P1"><text:bookmark text:name="_kgcv8k"/><text:span text:style-name="T6">― </text:span><text:a xlink:type="simple" xlink:href="https://www.goodreads.com/author/show/4026.Pablo_Neruda" text:style-name="Standard" text:visited-style-name="Standard"><text:span text:style-name="T6">Pablo Neruda</text:span></text:a><text:span text:style-name="T6">, </text:span><text:a xlink:type="simple" xlink:href="https://www.goodreads.com/work/quotes/820735" text:style-name="Standard" text:visited-style-name="Standard"><text:span text:style-name="T6">Still Another Day</text:span></text:a></text:p>
      <text:p text:style-name="P18"><text:bookmark text:name="_34g0dwd"/></text:p>
      <text:p text:style-name="P18"><text:bookmark text:name="_1jlao46"/>Remember that all people are equal. </text:p>
      <text:p text:style-name="P18"><text:bookmark text:name="_43ky6rz"/></text:p>
      <text:p text:style-name="P18"><text:bookmark text:name="_2iq8gzs"/>Do everything in either acceptance, enjoyment, or enthusiasm. </text:p>
      <text:p text:style-name="P18"><text:bookmark text:name="_xvir7l"/></text:p>
      <text:p text:style-name="P18"><text:bookmark text:name="_3hv69ve"/>I don't want to be lucky, I want to be chosen. </text:p>
      <text:p text:style-name="P18"><text:bookmark text:name="_1x0gk37"/></text:p>
      <text:p text:style-name="P18"><text:bookmark text:name="_4h042r0"/>My greatest skill is being teachable. </text:p>
      <text:p text:style-name="P18"><text:bookmark text:name="_2w5ecyt"/></text:p>
      <text:p text:style-name="P18"><text:bookmark text:name="_1baon6m"/>It's a gentleman's job to try to fuck.</text:p>
      <text:p text:style-name="P18"><text:bookmark text:name="_3vac5uf"/></text:p>
      <text:p text:style-name="P18"><text:bookmark text:name="_2afmg28"/>Always absorb new information. </text:p>
      <text:p text:style-name="P18"><text:bookmark text:name="_pkwqa1"/></text:p>
      <text:p text:style-name="P18"><text:bookmark text:name="_39kk8xu"/>I'm an existentialist. </text:p>
      <text:p text:style-name="P18"><text:bookmark text:name="_1opuj5n"/></text:p>
      <text:p text:style-name="P18"><text:bookmark text:name="_48pi1tg"/>It's ok to be smart.</text:p>
      <text:p text:style-name="P18"><text:bookmark text:name="_2nusc19"/></text:p>
      <text:p text:style-name="P18"><text:bookmark text:name="_1302m92"/>The first problem for all of us, men and women, is not to learn, but to unlearn. -Gloria Steinem</text:p>
      <text:p text:style-name="P18"><text:bookmark text:name="_3mzq4wv"/></text:p>
      <text:p text:style-name="P18"><text:bookmark text:name="_2250f4o"/>You know you’ve read a good book when you turn the last page and feel a little as if you have lost a friend. - Paul Sweeney</text:p>
      <text:p text:style-name="P18"><text:bookmark text:name="_haapch"/></text:p>
      <text:p text:style-name="P18"><text:bookmark text:name="_319y80a"/>Men weren’t really the enemy. They were fellow victims suffering from an outmoded masculine mystique that made them feel unnecessarily inadequate when there were no bears to kill. -Betty Friedan (The Feminine Mystique).</text:p>
      <text:p text:style-name="P18"><text:bookmark text:name="_1gf8i83"/></text:p>
      <text:p text:style-name="P18"><text:bookmark text:name="_40ew0vw"/>You laugh because I’m different, I laugh because you’re all the same.</text:p>
      <text:p text:style-name="P18"><text:bookmark text:name="_2fk6b3p"/></text:p>
      <text:p text:style-name="P18"><text:bookmark text:name="_upglbi"/>I just am committed wholeheartedly to theatre without intermission -Lady Gaga</text:p>
      <text:p text:style-name="P18"><text:bookmark text:name="_3ep43zb"/></text:p>
      <text:p text:style-name="P18"><text:bookmark text:name="_1tuee74"/><text:soft-page-break/>“If something is yours and you let it go, it will come back to you” -Beverly</text:p>
      <text:p text:style-name="P18"><text:bookmark text:name="_4du1wux"/></text:p>
      <text:p text:style-name="P18"><text:bookmark text:name="_2szc72q"/>If you want to achieve greatness, quit asking for permission - Unknown</text:p>
      <text:p text:style-name="P18"><text:bookmark text:name="_184mhaj"/></text:p>
      <text:p text:style-name="P18"><text:bookmark text:name="_3s49zyc"/>“A good teacher must know the rules; a good pupil, the exceptions.” Martin H. Fischer,</text:p>
      <text:p text:style-name="P18"><text:bookmark text:name="_279ka65"/></text:p>
      <text:p text:style-name="P18"><text:bookmark text:name="_meukdy"/>You see things and you say, “why”. But I dream things that never were; and I say, “why not?” -George Bernard Shaw<text:line-break/></text:p>
      <text:p text:style-name="P18"><text:bookmark text:name="_36ei31r"/>If you think you’re too small to make a difference, you’ve obviously never spent the night with a mosquito- African Proverb</text:p>
      <text:p text:style-name="P18"><text:bookmark text:name="_1ljsd9k"/></text:p>
      <text:p text:style-name="P18"><text:bookmark text:name="_45jfvxd"/>Destiny is not something that happens all at once, it’s something that happens in retrospect. -John Green</text:p>
      <text:p text:style-name="P18"><text:bookmark text:name="_2koq656"/></text:p>
      <text:p text:style-name="P18"><text:bookmark text:name="_zu0gcz"/>People say that what we are seeking is a meaning for life. I don’t think this is what we’re really seeking. I think what we’re seeking is an experience of being alive. -Joseph Campbell</text:p>
      <text:p text:style-name="P18"><text:bookmark text:name="_3jtnz0s"/></text:p>
      <text:p text:style-name="P18"><text:bookmark text:name="_1yyy98l"/>As to methods, there may be a million and then some, but principles are few. The man who grasps principles can successfully select his own methods. The man who tries methods, ignoring principles, is sure to have trouble. -Ralph Waldo Emerson</text:p>
      <text:p text:style-name="P18"><text:bookmark text:name="_4iylrwe"/></text:p>
      <text:p text:style-name="P18"><text:bookmark text:name="_2y3w247"/>Genius is only a superior power of seeing. -John Ruskin</text:p>
      <text:p text:style-name="P18"><text:bookmark text:name="_1d96cc0"/></text:p>
      <text:p text:style-name="P18"><text:bookmark text:name="_3x8tuzt"/></text:p>
      <text:p text:style-name="P18"><text:bookmark text:name="_2ce457m"/>I not only use all the brains that I have, but all that I can borrow. -Woodrow Wilson</text:p>
      <text:p text:style-name="P18"><text:bookmark text:name="_rjefff"/></text:p>
      <text:p text:style-name="P18"><text:bookmark text:name="_3bj1y38"/>Creating is a better means of self expression than possession. It is through creating, not possessing, that life is revealed. -Vida D. Scudder</text:p>
      <text:p text:style-name="P18"><text:bookmark text:name="_1qoc8b1"/></text:p>
      <text:p text:style-name="P18"><text:bookmark text:name="_4anzqyu"/>It is far better for a man to go wrong in freedom than to go right in chains. -Thomas Huxley</text:p>
      <text:p text:style-name="P18"><text:bookmark text:name="_2pta16n"/></text:p>
      <text:p text:style-name="P18"><text:bookmark text:name="_14ykbeg"/>Before the development of tourism, travel was conceived to be like study, and its fruits were considered to be the adornment of the mind and the formation of the judgement. -Paul Fussell</text:p>
      <text:p text:style-name="P18"><text:bookmark text:name="_3oy7u29"/></text:p>
      <text:p text:style-name="P18"><text:bookmark text:name="_243i4a2"/>There is more to life than increasing its speed. -Ghandi</text:p>
      <text:p text:style-name="P18"><text:bookmark text:name="_j8sehv"/></text:p>
      <text:p text:style-name="P18"><text:bookmark text:name="_338fx5o"/>This is the very perfection of a man, to find out his own imperfection. -Saint Augustine</text:p>
      <text:p text:style-name="P18"><text:bookmark text:name="_1idq7dh"/></text:p>
      <text:p text:style-name="P18"><text:bookmark text:name="_42ddq1a"/>To be free, to be happy and fruitful, can only be attained through sacrifice of many common but overestimated things. -Robert Henri</text:p>
      <text:p text:style-name="P18"><text:bookmark text:name="_2hio093"/></text:p>
      <text:p text:style-name="P18"><text:bookmark text:name="_wnyagw"/><text:soft-page-break/>It is fatal to know too much at the outcome: boredom comes as quickly to the traveler who knows his route as to the novelist who is over certain of his plot. -Paul Theroux</text:p>
      <text:p text:style-name="P18"><text:bookmark text:name="_3gnlt4p"/></text:p>
      <text:p text:style-name="P18"><text:bookmark text:name="_1vsw3ci"/>To be engrossed in something outside ourselves is a powerful antidote for the rational mind, the mind that so frequently has its head up its own ass. -Anne Lamott</text:p>
      <text:p text:style-name="P18"><text:bookmark text:name="_4fsjm0b"/></text:p>
      <text:p text:style-name="P18"><text:bookmark text:name="_2uxtw84"/>There is not enough time to do all the nothing we want to do. -Bill Watterson</text:p>
      <text:p text:style-name="P18"><text:bookmark text:name="_1a346fx"/></text:p>
      <text:p text:style-name="P18"><text:bookmark text:name="_3u2rp3q"/>Man is so made that he can only find relaxation from one kind of labor by taking up another. -Anatole France</text:p>
      <text:p text:style-name="P18"><text:bookmark text:name="_2981zbj"/></text:p>
      <text:p text:style-name="P18"><text:bookmark text:name="_odc9jc"/>What man actually needs is not a tensionless state <text:s/>but rather the striving and struggling for a worthwhile goal, a freely chosen task. -Viktor Frankl</text:p>
      <text:p text:style-name="P18"><text:bookmark text:name="_38czs75"/></text:p>
      <text:p text:style-name="P18"><text:bookmark text:name="_1nia2ey"/>If you don’t make mistakes, you’re not working on hard enough problems. And that’s a big mistake. -Frank Wilczek</text:p>
      <text:p text:style-name="P18"><text:bookmark text:name="_47hxl2r"/></text:p>
      <text:p text:style-name="P18"><text:bookmark text:name="_2mn7vak"/>There is nothing the busy man is less busied with than living yet there is nothing harder to learn. -Seneca</text:p>
      <text:p text:style-name="P18"><text:bookmark text:name="_11si5id"/></text:p>
      <text:p text:style-name="P18"><text:bookmark text:name="_3ls5o66"/>“If today were the last day of my life, would I want to do what I am about to do today?” And whenever the answer has been “No” for too many days in a row, I know I need to change something… almost everything-all external expectations, all pride, all fear of embarrassment or failure- these things just fall away in the face of death, leaving only what is truly important. Remembering that you are going to die is the best way I know to avoid the trap of thinking you have something to lose. -Steve Jobs</text:p>
      <text:p text:style-name="P18"><text:bookmark text:name="_20xfydz"/></text:p>
      <text:p text:style-name="P18"><text:bookmark text:name="_4kx3h1s"/>If you want to build a ship, don’t drum up the men to gather wood, divide the work and give orders. Instead, teach them to yearn for the vast and endless sea. —Antoine de Saint-Exupéry</text:p>
      <text:p text:style-name="P18"/>
      <text:p text:style-name="P18">“The very meaninglessness of life forces man to create his own meaning. Children, of course, begin life with an untarnished sense of wonder, a capacity to experience total joy at something as simple as the greenness of a leaf; but as they grow older, the awareness of death and decay begins to impinge on their consciousness and subtly erode their joie de vivre, their idealism – and their assumption of immortality. As a child matures, he sees death and pain everywhere about him, and begins to lose faith in the ultimate goodness of man. But, if he’s reasonably strong – and lucky – he can emerge from this twilight of the soul into a rebirth of life’s elan. Both because of and in spite of his awareness of the meaninglessness of life, he can forge a fresh sense of purpose and affirmation. He may not recapture the same pure sense of wonder he was born with, but he can shape something far more enduring and sustaining. The most terrifying fact about the universe is not that it is hostile but that it is indifferent; but if we can come to terms with this indifference and accept the challenges of life within the boundaries of death – however mutable man may be able to make them – our existence as a species <text:soft-page-break/>can have genuine meaning and fulfillment. However vast the darkness, we must supply our own light.” - Stanley Kubrick</text:p>
      <text:p text:style-name="P18"><text:bookmark text:name="_302dr9l"/></text:p>
      <text:p text:style-name="P18"><text:bookmark text:name="_1f7o1he"/></text:p>
      <text:p text:style-name="P18"><text:bookmark text:name="_3z7bk57"/>Try as much as possible to be wholly alive, with all your might, and when you laugh, laugh like hell and when you get angry, get good and angry. Try to be alive. You will be dead soon enough. – William Saroyan</text:p>
      <text:p text:style-name="P18"><text:bookmark text:name="_2eclud0"/></text:p>
      <text:p text:style-name="P18"><text:bookmark text:name="_thw4kt"/>Everybody is a genius. But if you judge a fish by its ability to climb a tree, it will live its whole life believing that it is stupid. ― Albert Einstein</text:p>
      <text:p text:style-name="P18"><text:bookmark text:name="_3dhjn8m"/></text:p>
      <text:p text:style-name="P18"><text:bookmark text:name="_1smtxgf"/>The best people possess a feeling for beauty, the courage to take risks, the discipline to tell the truth, the capacity for sacrifice. Ironically, their virtues make them vulnerable; they are often wounded, sometimes destroyed. — Ernest Hemingway</text:p>
      <text:p text:style-name="P18"><text:bookmark text:name="_4cmhg48"/></text:p>
      <text:p text:style-name="P15"><text:bookmark text:name="_2rrrqc1"/><text:span text:style-name="T18">Dalai Llama, when asked what surprised him most about humanity, said: “ Man. Because he sacrifices his health in order to make money. Then he sacrifices money to recuperate his health. And then he is so anxious about the future that he does not enjoy the present; the result being that he does not live in the present or the future; he lives as if he is never going to die, and then dies having never really lived.”</text:span></text:p>
      <text:p text:style-name="P18"><text:bookmark text:name="_16x20ju"/></text:p>
      <text:p text:style-name="P18"><text:bookmark text:name="_3qwpj7n"/>Love is losing yourself to find yourself in someone else.</text:p>
      <text:p text:style-name="P18"><text:bookmark text:name="_261ztfg"/></text:p>
      <text:p text:style-name="P18"><text:bookmark text:name="_l7a3n9"/>Once more into the fray. Into the last good fight I'll ever know. Live and die on this day. Live and die on this day. -Ian Mackenzie Jeffers</text:p>
      <text:p text:style-name="P18"><text:bookmark text:name="_356xmb2"/></text:p>
      <text:p text:style-name="P18"><text:bookmark text:name="_1kc7wiv"/>Few will have the greatness to bend history itself, but each of us can work to change a small portion of events. It is from numberless diverse acts of courage and belief that human history is shaped. Each time a man stands up for an ideal, or acts to improve the lot of others, or strikes out against injustice, he sends forth a tiny ripple of hope, and crossing each other from a million different centers of energy and daring those ripples build a current which can sweep down the mightiest walls of oppression and resistance. -Robert F. Kennedy</text:p>
      <text:p text:style-name="P18"><text:bookmark text:name="_44bvf6o"/></text:p>
      <text:p text:style-name="P18"><text:bookmark text:name="_2jh5peh"/>The happiest people I knew are always evaluating and improving themselves. The unhappy people are usually evaluating and judging others. -Lisa villa prosen</text:p>
      <text:p text:style-name="P18"><text:bookmark text:name="_ymfzma"/></text:p>
      <text:p text:style-name="P18"><text:bookmark text:name="_3im3ia3"/>There's no such thing as being too busy. If you want something you'll make time for it. -Unknown</text:p>
      <text:p text:style-name="P18"><text:bookmark text:name="_1xrdshw"/></text:p>
      <text:p text:style-name="P18"><text:bookmark text:name="_4hr1b5p"/>Take time to notice the things that other people are overlooking. -Unknown</text:p>
      <text:p text:style-name="P15"><text:bookmark text:name="_2wwbldi"/><text:span text:style-name="T18"><text:line-break/>Any definition of success must include serving others. -George Bush Sr.<text:line-break/><text:line-break/>As far as we can discern, the sole purpose of human existence is to kindle a light of meaning in the darkness of mere being. -Carl Jung<text:line-break/></text:span><text:soft-page-break/><text:span text:style-name="T18"><text:line-break/>The teacher who is indeed wise does not bid you to enter the house of wisdom but rather leads you to the threshold of your mind. -Khalil Graham<text:line-break/><text:line-break/>It's not who you choose to spend your life with, it’s who you can’t live your life without. -Unknown<text:line-break/><text:line-break/>Youth cannot know how age thinks and feels. But old men are guilty if they forget what it was to be young. -J.K. Rowling<text:line-break/><text:line-break/>Leaders are identified as the people who find the potential in others, and help others find it within themselves. -Unknown<text:line-break/><text:line-break/>Some infinites are are bigger than other infinites. -John Green <text:line-break/><text:line-break/>You don't get to choose if you get hurt in this world, but you do have some say in who hurts you. -John Green<text:line-break/><text:line-break/>The voracious ambition of humans is never sated by dreams coming true, because there is always the thought that everything might be done better and again. -John Green<text:line-break/><text:line-break/>Live life fully, try out many many many things. You will fail. That's ok, that's how we learn, and it also makes for great stories. Throw yourself into life, into experiences, and when the end comes, know that you will be able to say "Hell yeah, I led a life worthy of that title". -Unknown<text:line-break/><text:line-break/>First they ignore you then they laugh at you then they try to fight you then you win. -Ghandi<text:line-break/><text:line-break/>If we're not busy being born we're busy dying. -Bob Dylan<text:line-break/><text:line-break/>We must conduct ourselves on the higher plane of dignity and discipline. -Martin Luther King Jr.<text:line-break/><text:line-break/>Change. It brings pain; it brings joy; and it is completely inescapable. We are, all of us, our own phoenixes. If we choose to be. Out of the ashes, we can be reborn. -Christie Golden</text:span></text:p>
      <text:p text:style-name="P18"><text:bookmark text:name="_1c1lvlb"/><text:line-break/>For as certain as there was a new day dawning, that new day would also die out in the west. Nothing is older than death, except for life. -Christie Golden<text:line-break/><text:line-break/>Joy is never inappropriate. Not real joy. Not the certain lightness of the soul that makes the burdens bearable. -Christie Golden<text:line-break/><text:line-break/>If you would not be forgotten as soon as you are dead and rotten, either write something worth reading or do things worth writing. -Benjamin Franklin (Why Not Both?!)<text:line-break/><text:soft-page-break/><text:line-break/>We are drowning in information, but thirsty for knowledge. -John Naisbitt<text:line-break/><text:line-break/>Adaptation is the key to survival. </text:p>
      <text:p text:style-name="P18"><text:bookmark text:name="_3w19e94"/></text:p>
      <text:p text:style-name="P18"><text:bookmark text:name="_2b6jogx"/>The existential vacuum manifests itself mainly in a state of boredom. Viktor Frankl</text:p>
      <text:p text:style-name="P18"><text:bookmark text:name="_qbtyoq"/></text:p>
      <text:p text:style-name="P18"><text:bookmark text:name="_3abhhcj"/>Life is too short to be small. -Benjamin Disraeli</text:p>
      <text:p text:style-name="P18"><text:bookmark text:name="_1pgrrkc"/></text:p>
      <text:p text:style-name="P18"><text:bookmark text:name="_49gfa85"/></text:p>
      <text:p text:style-name="P18"><text:bookmark text:name="_2olpkfy"/><text:line-break/>Civilize the mind but make savage the body. -Chairman Mao</text:p>
      <text:p text:style-name="P18"><text:bookmark text:name="_13qzunr"/></text:p>
      <text:p text:style-name="P15"><text:bookmark text:name="_3nqndbk"/><text:span text:style-name="T18">The test of a good teacher is not how many questions he can ask his pupils that they will answer readily, but how many questions he inspires them to ask him which he finds it hard to answer. -Unknown<text:line-break/><text:line-break/>The people who are crazy enough to think they can change the world are the ones who do. <text:line-break/><text:line-break/>Be the change you want to be in the world. <text:line-break/><text:line-break/>The ultimate measure of a man is not where he stands in moments of comfort and convenience, but where he stands in times of challenge and controversy.  <text:line-break/><text:line-break/>Great people talk about ideas. Average people talk about things. Small people talk about other people. <text:line-break/><text:line-break/>You either die a hero or live long enough to see yourself become the villain. <text:line-break/><text:line-break/>Sex without love is just a very complicated form of masturbation.<text:line-break/><text:line-break/>I get down on my knees every morning and give eternal thanks for the existence of girls in an otherwise pointless universe. <text:line-break/><text:line-break/>We all live two lives. The one we learn with and the one we live after that. <text:line-break/><text:line-break/>You should never be too busy to do two things. Eat, and make love. <text:line-break/><text:line-break/>I want to write "I miss you" on a rock and throw it at your face to show you how much it hurts to miss you.<text:line-break/><text:line-break/>The only thing worse than being blind is having sight but no vision.<text:line-break/><text:line-break/>People who say it cannot be done should not interrupt those who are doing it. <text:line-break/><text:line-break/></text:span><text:soft-page-break/><text:span text:style-name="T18">You miss 100% of the shots you don't take. <text:line-break/><text:line-break/>When you're young you believe that you will have respect because of what you will do. When you're old you believe you should be given respect because of what you know. <text:line-break/><text:line-break/>A girl's face is like a movie preview<text:line-break/><text:line-break/>The battle ahead of you is no greater than the power within you. <text:line-break/><text:line-break/>I'm wise beyond my years so i plagiarize my future self. <text:line-break/><text:line-break/>Ask enough questions and the man who is lying will eventually change his story but the man who tells the truth cannot change his however unlikely it may sound. <text:line-break/><text:line-break/>You lead them by the dick and hope they stay for the personality. <text:line-break/><text:line-break/>With every choice you make, something is gained and something is lost.<text:line-break/><text:line-break/>There are no limits. Only plateaus. <text:line-break/><text:line-break/>To live is the rarest thing in the world, most people exist, that is all. <text:line-break/><text:line-break/>Lead me, follow me, or get out of my way. <text:line-break/><text:line-break/>If you can't be a good example. Then try to be a horrible warning. <text:line-break/><text:line-break/>If you can't explain it simply you don't understand it well enough. <text:line-break/><text:line-break/>It's time to talk to beautiful girls and chew gum. And I'm all outta gum.<text:line-break/><text:line-break/>Obsessed is a word the lazy use to describe the dedicated.<text:line-break/><text:line-break/>You gotta be a nice guy to let the girl finish first.<text:line-break/><text:line-break/>Strength is perfected in weakness.<text:line-break/><text:line-break/>It would be a privilege to have my heart broken by you.<text:line-break/><text:line-break/>You fall in love the same way you fall asleep. Slowly, and then all at once.<text:line-break/><text:line-break/>Courage is not the absence of fear but the overcoming of it.<text:line-break/><text:line-break/>What a disgrace it is for a man to grow old without ever seeing the beauty and strength of which his body capable.<text:line-break/><text:line-break/>Do, or do not. There is no try.<text:line-break/></text:span><text:soft-page-break/><text:span text:style-name="T18"><text:line-break/>It's doing what we love that makes us feel alive.<text:line-break/><text:line-break/>In these bodies we will live, in these bodies we will die. Where you invest your love, you invest your life.<text:line-break/><text:line-break/>Our biggest fear is not that we are inadequate, our biggest fear is that we are powerful beyond measure.<text:line-break/></text:span></text:p>
      <text:p text:style-name="P18"><text:bookmark text:name="_22vxnjd"/>It does not get easier, you just get stronger.<text:line-break/><text:line-break/>Integrity is sacrificed daily on the altar of convenience.<text:line-break/></text:p>
      <text:p text:style-name="P18"><text:bookmark text:name="_i17xr6"/>Fear is a reflex, confidence is a choice.<text:line-break/><text:line-break/>Don't wait for an opportunity, go and make one.<text:line-break/><text:line-break/>The fire that destroys us creates the ashes that we rise from.<text:line-break/><text:line-break/>Better to do it, than to live with the fear of it.<text:line-break/></text:p>
      <text:p text:style-name="P18"><text:bookmark text:name="_320vgez"/>Falling is not defeat, not getting up is.<text:line-break/>A thousand-mile journey begins with a single step.<text:line-break/>You are only as weak as you allow yourself to be.<text:line-break/>When the world is dark, burn brighter.<text:line-break/><text:line-break/>You know you're in love when you can’t fall asleep because reality is finally better than your dreams.</text:p>
      <text:p text:style-name="P18"><text:bookmark text:name="_1h65qms"/></text:p>
      <text:p text:style-name="P18"><text:bookmark text:name="_415t9al"/>These individuals have riches just as we say that we have a fever, when really the fever has us. -Seneca</text:p>
      <text:p text:style-name="P18"><text:bookmark text:name="_2gb3jie"/></text:p>
      <text:p text:style-name="P18"><text:bookmark text:name="_vgdtq7"/>I also have in mind that seemingly wealthy, but most terribly impoverished class of all, who have accumulated dross, but know not how to use it, or get rid of it, and thus have forged their own golden or silver fetters. -Henry David Thoreau</text:p>
      <text:p text:style-name="P18"><text:bookmark text:name="_3fg1ce0"/></text:p>
      <text:p text:style-name="P18"><text:bookmark text:name="_1ulbmlt"/>The first principle is that you must not fool yourself, and you are the easiest person to fool. -Richard Feynman</text:p>
      <text:p text:style-name="P18"><text:bookmark text:name="_4ekz59m"/></text:p>
      <text:p text:style-name="P18"><text:bookmark text:name="_2tq9fhf"/>Learn the rules like a pro, so you can break them like an artist. -Pablo Picasso</text:p>
      <text:p text:style-name="P18"><text:bookmark text:name="_18vjpp8"/></text:p>
      <text:p text:style-name="P18"><text:bookmark text:name="_3sv78d1"/>Writing a novel or learning is like driving at night in the fog. You can see only as far as your headlights, but you can make the whole trip that way. -EL Doctorow</text:p>
      <text:p text:style-name="P18"><text:bookmark text:name="_280hiku"/></text:p>
      <text:p text:style-name="P15"><text:bookmark text:name="_n5rssn"/><text:span text:style-name="T18">“Do as little as needed, not as much as possible” -Henk Kraaijenhof</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1" svg:font-family="Arial" style:font-family-generic="swiss" style:font-pitch="variable"/>
    <style:font-face style:name="Calibri2" svg:font-family="Calibri"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ans-serif1" svg:font-family="sans-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none" style:letter-kerning="false" fo:background-color="#ffffff"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top="0in" fo:margin-bottom="0.111in" style:contextual-spacing="false" fo:line-height="108%" fo:text-align="start" style:justify-single-word="false" fo:orphans="2" fo:widows="2" fo:hyphenation-ladder-count="no-limit" fo:background-color="#ffffff" style:writing-mode="lr-tb"/>
      <style:text-properties style:use-window-font-color="true" loext:opacity="0%" style:font-name="Calibri" fo:font-family="Calibri" style:font-family-generic="roman" style:font-pitch="variable" fo:font-size="11pt" fo:language="en" fo:country="none" style:letter-kerning="false" fo:background-color="#ffffff"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loext:graphic-properties draw:fill="solid" draw:fill-color="#ffffff"/>
      <style:paragraph-properties fo:margin-top="0.1665in" fo:margin-bottom="0.0835in" style:contextual-spacing="false" fo:background-color="#ffffff"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loext:graphic-properties draw:fill="solid" draw:fill-color="#ffffff"/>
      <style:paragraph-properties fo:margin-top="0in" fo:margin-bottom="0.0972in" style:contextual-spacing="false" fo:line-height="115%" fo:background-color="#ffffff"/>
    </style:style>
    <style:style style:name="List" style:family="paragraph" style:parent-style-name="Text_20_body" style:default-outline-level="" style:class="list">
      <loext:graphic-properties draw:fill="solid" draw:fill-color="#ffffff"/>
      <style:paragraph-properties fo:background-color="#ffffff"/>
      <style:text-properties style:font-name-complex="Arial2" style:font-family-complex="Arial" style:font-family-generic-complex="system" style:font-pitch-complex="variable"/>
    </style:style>
    <style:style style:name="Caption" style:family="paragraph" style:parent-style-name="Standard" style:default-outline-level="" style:class="extra">
      <loext:graphic-properties draw:fill="solid" draw:fill-color="#ffffff"/>
      <style:paragraph-properties fo:margin-top="0.0835in" fo:margin-bottom="0.0835in" style:contextual-spacing="false" fo:background-color="#ffffff"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loext:graphic-properties draw:fill="solid" draw:fill-color="#ffffff"/>
      <style:paragraph-properties fo:background-color="#ffffff"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LO-normal" style:next-style-name="LO-normal" style:default-outline-level="" style:class="text">
      <loext:graphic-properties draw:fill="none" draw:fill-color="#ffffff"/>
      <style:paragraph-properties fo:margin-left="0in" fo:margin-right="0in" fo:margin-top="0.3335in" fo:margin-bottom="0.0835in" style:contextual-spacing="false" fo:line-height="100%" fo:text-align="start" style:justify-single-word="false" fo:keep-together="always" fo:orphans="2" fo:widows="2" fo:text-indent="0in" style:auto-text-indent="false" fo:background-color="transparent" fo:keep-with-next="always"/>
      <style:text-properties fo:font-variant="normal" fo:text-transform="none" fo:color="#000000" loext:opacity="100%" style:text-line-through-style="none" style:text-line-through-type="none" style:text-position="0% 100%" style:font-name="Calibri2" fo:font-family="Calibri" style:font-family-generic="swiss" style:font-pitch="variable" fo:font-size="24pt" fo:font-style="normal" style:text-underline-style="none" fo:font-weight="bold" fo:background-color="#ffffff" style:font-name-asian="Calibri1" style:font-family-asian="Calibri" style:font-family-generic-asian="system" style:font-pitch-asian="variable" style:font-size-asian="24pt" style:font-style-asian="normal" style:font-weight-asian="bold" style:font-name-complex="Calibri1" style:font-family-complex="Calibri" style:font-family-generic-complex="system" style:font-pitch-complex="variable" style:font-size-complex="24pt"/>
    </style:style>
    <style:style style:name="Heading_20_2" style:display-name="Heading 2" style:family="paragraph" style:parent-style-name="LO-normal" style:next-style-name="LO-normal" style:default-outline-level="" style:class="text">
      <loext:graphic-properties draw:fill="none" draw:fill-color="#ffffff"/>
      <style:paragraph-properties fo:margin-left="0in" fo:margin-right="0in" fo:margin-top="0.25in" fo:margin-bottom="0.0555in" style:contextual-spacing="false" fo:line-height="100%" fo:text-align="start" style:justify-single-word="false" fo:keep-together="always" fo:orphans="2" fo:widows="2" fo:text-indent="0in" style:auto-text-indent="false" fo:background-color="transparent" fo:keep-with-next="always"/>
      <style:text-properties fo:font-variant="normal" fo:text-transform="none" fo:color="#000000" loext:opacity="100%" style:text-line-through-style="none" style:text-line-through-type="none" style:text-position="0% 100%" style:font-name="Calibri2" fo:font-family="Calibri" style:font-family-generic="swiss" style:font-pitch="variable" fo:font-size="18pt" fo:font-style="normal" style:text-underline-style="none" fo:font-weight="bold" fo:background-color="#ffffff" style:font-name-asian="Calibri1" style:font-family-asian="Calibri" style:font-family-generic-asian="system" style:font-pitch-asian="variable" style:font-size-asian="18pt" style:font-style-asian="normal" style:font-weight-asian="bold" style:font-name-complex="Calibri1" style:font-family-complex="Calibri" style:font-family-generic-complex="system" style:font-pitch-complex="variable" style:font-size-complex="18pt"/>
    </style:style>
    <style:style style:name="Heading_20_3" style:display-name="Heading 3" style:family="paragraph" style:parent-style-name="LO-normal" style:next-style-name="LO-normal" style:default-outline-level="" style:class="text">
      <loext:graphic-properties draw:fill="none" draw:fill-color="#ffffff"/>
      <style:paragraph-properties fo:margin-left="0in" fo:margin-right="0in" fo:margin-top="0.1945in" fo:margin-bottom="0.0555in" style:contextual-spacing="false" fo:line-height="100%" fo:text-align="start" style:justify-single-word="false" fo:keep-together="always" fo:orphans="2" fo:widows="2" fo:text-indent="0in" style:auto-text-indent="false" fo:background-color="transparent" fo:keep-with-next="always"/>
      <style:text-properties fo:font-variant="normal" fo:text-transform="none" fo:color="#000000" loext:opacity="100%" style:text-line-through-style="none" style:text-line-through-type="none" style:text-position="0% 100%" style:font-name="Calibri2" fo:font-family="Calibri" style:font-family-generic="swiss" style:font-pitch="variable" fo:font-size="14pt" fo:font-style="normal" style:text-underline-style="none" fo:font-weight="bold" fo:background-color="#ffffff"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4" style:display-name="Heading 4" style:family="paragraph" style:parent-style-name="LO-normal" style:next-style-name="LO-normal" style:default-outline-level="" style:class="text">
      <loext:graphic-properties draw:fill="none" draw:fill-color="#ffffff"/>
      <style:paragraph-properties fo:margin-left="0in" fo:margin-right="0in" fo:margin-top="0.1665in" fo:margin-bottom="0.028in" style:contextual-spacing="false" fo:line-height="100%" fo:text-align="start" style:justify-single-word="false" fo:keep-together="always" fo:orphans="2" fo:widows="2" fo:text-indent="0in" style:auto-text-indent="false" fo:background-color="transparent" fo:keep-with-next="always"/>
      <style:text-properties fo:font-variant="normal" fo:text-transform="none" fo:color="#000000" loext:opacity="100%" style:text-line-through-style="none" style:text-line-through-type="none" style:text-position="0% 100%" style:font-name="Calibri2" fo:font-family="Calibri" style:font-family-generic="swiss" style:font-pitch="variable" fo:font-size="12pt" fo:font-style="normal" style:text-underline-style="none" fo:font-weight="bold" fo:background-color="#ffffff"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5" style:display-name="Heading 5" style:family="paragraph" style:parent-style-name="LO-normal" style:next-style-name="LO-normal" style:default-outline-level="" style:class="text">
      <loext:graphic-properties draw:fill="none" draw:fill-color="#ffffff"/>
      <style:paragraph-properties fo:margin-left="0in" fo:margin-right="0in" fo:margin-top="0.1528in" fo:margin-bottom="0.028in" style:contextual-spacing="false" fo:line-height="100%" fo:text-align="start" style:justify-single-word="false" fo:keep-together="always" fo:orphans="2" fo:widows="2" fo:text-indent="0in" style:auto-text-indent="false" fo:background-color="transparent" fo:keep-with-next="always"/>
      <style:text-properties fo:font-variant="normal" fo:text-transform="none" fo:color="#000000" loext:opacity="100%" style:text-line-through-style="none" style:text-line-through-type="none" style:text-position="0% 100%" style:font-name="Calibri2" fo:font-family="Calibri" style:font-family-generic="swiss" style:font-pitch="variable" fo:font-size="11pt" fo:font-style="normal" style:text-underline-style="none" fo:font-weight="bold" fo:background-color="#ffffff"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Heading_20_6" style:display-name="Heading 6" style:family="paragraph" style:parent-style-name="LO-normal" style:next-style-name="LO-normal" style:default-outline-level="" style:class="text">
      <loext:graphic-properties draw:fill="none" draw:fill-color="#ffffff"/>
      <style:paragraph-properties fo:margin-left="0in" fo:margin-right="0in" fo:margin-top="0.139in" fo:margin-bottom="0.028in" style:contextual-spacing="false" fo:line-height="100%" fo:text-align="start" style:justify-single-word="false" fo:keep-together="always" fo:orphans="2" fo:widows="2" fo:text-indent="0in" style:auto-text-indent="false" fo:background-color="transparent" fo:keep-with-next="always"/>
      <style:text-properties fo:font-variant="normal" fo:text-transform="none" fo:color="#000000" loext:opacity="100%" style:text-line-through-style="none" style:text-line-through-type="none" style:text-position="0% 100%" style:font-name="Calibri2" fo:font-family="Calibri" style:font-family-generic="swiss" style:font-pitch="variable" fo:font-size="10pt" fo:font-style="normal" style:text-underline-style="none" fo:font-weight="bold" fo:background-color="#ffffff" style:font-name-asian="Calibri1" style:font-family-asian="Calibri" style:font-family-generic-asian="system" style:font-pitch-asian="variable" style:font-size-asian="10pt" style:font-style-asian="normal" style:font-weight-asian="bold" style:font-name-complex="Calibri1" style:font-family-complex="Calibri" style:font-family-generic-complex="system" style:font-pitch-complex="variable" style:font-size-complex="10pt"/>
    </style:style>
    <style:style style:name="LO-normal" style:family="paragraph" style:default-outline-level="">
      <loext:graphic-properties draw:fill="solid" draw:fill-color="#ffffff"/>
      <style:paragraph-properties fo:margin-top="0in" fo:margin-bottom="0.111in" style:contextual-spacing="false" fo:line-height="108%" fo:text-align="start" style:justify-single-word="false" fo:orphans="2" fo:widows="2" fo:hyphenation-ladder-count="no-limit" fo:background-color="#ffffff" style:writing-mode="lr-tb"/>
      <style:text-properties style:use-window-font-color="true" loext:opacity="0%" style:font-name="Calibri" fo:font-family="Calibri" style:font-family-generic="roman" style:font-pitch="variable" fo:font-size="11pt" fo:language="en" fo:country="none" style:letter-kerning="false" fo:background-color="#ffffff"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default-outline-level="" style:class="chapter">
      <loext:graphic-properties draw:fill="none" draw:fill-color="#ffffff"/>
      <style:paragraph-properties fo:margin-left="0in" fo:margin-right="0in" fo:margin-top="0.3335in" fo:margin-bottom="0.0835in" style:contextual-spacing="false" fo:line-height="100%" fo:text-align="start" style:justify-single-word="false" fo:keep-together="always" fo:orphans="2" fo:widows="2" fo:text-indent="0in" style:auto-text-indent="false" fo:background-color="transparent"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36pt" fo:font-style="normal" style:text-underline-style="none" fo:font-weight="bold" fo:background-color="#ffffff" style:font-name-asian="Calibri1" style:font-family-asian="Calibri" style:font-family-generic-asian="system" style:font-pitch-asian="variable" style:font-size-asian="36pt" style:font-style-asian="normal" style:font-weight-asian="bold" style:font-name-complex="Calibri1" style:font-family-complex="Calibri" style:font-family-generic-complex="system" style:font-pitch-complex="variable" style:font-size-complex="36pt"/>
    </style:style>
    <style:style style:name="Subtitle" style:family="paragraph" style:parent-style-name="LO-normal" style:next-style-name="LO-normal" style:default-outline-level="" style:class="chapter">
      <loext:graphic-properties draw:fill="none" draw:fill-color="#ffffff"/>
      <style:paragraph-properties fo:margin-left="0in" fo:margin-right="0in" fo:margin-top="0.25in" fo:margin-bottom="0.0555in" style:contextual-spacing="false" fo:line-height="100%" fo:text-align="start" style:justify-single-word="false" fo:keep-together="always" fo:orphans="2" fo:widows="2" fo:text-indent="0in" style:auto-text-indent="false" fo:background-color="transparent"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fo:background-color="#ffffff"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Noto Sans Symbols1" style:font-family-complex="'Noto Sans Symbols'" style:font-family-generic-complex="system" style:font-pitch-complex="variable"/>
    </style:style>
    <style:style style:name="ListLabel_20_2" style:display-name="ListLabel 2" style:family="text">
      <style:text-properties style:font-name-complex="Noto Sans Symbols1" style:font-family-complex="'Noto Sans Symbols'" style:font-family-generic-complex="system" style:font-pitch-complex="variable"/>
    </style:style>
    <style:style style:name="ListLabel_20_3" style:display-name="ListLabel 3" style:family="text">
      <style:text-properties style:font-name-complex="Noto Sans Symbols1" style:font-family-complex="'Noto Sans Symbols'" style:font-family-generic-complex="system" style:font-pitch-complex="variable"/>
    </style:style>
    <style:style style:name="ListLabel_20_4" style:display-name="ListLabel 4" style:family="text">
      <style:text-properties style:font-name-complex="Noto Sans Symbols1" style:font-family-complex="'Noto Sans Symbols'" style:font-family-generic-complex="system" style:font-pitch-complex="variable"/>
    </style:style>
    <style:style style:name="ListLabel_20_5" style:display-name="ListLabel 5" style:family="text">
      <style:text-properties style:font-name-complex="Noto Sans Symbols1" style:font-family-complex="'Noto Sans Symbols'" style:font-family-generic-complex="system" style:font-pitch-complex="variable"/>
    </style:style>
    <style:style style:name="ListLabel_20_6" style:display-name="ListLabel 6" style:family="text">
      <style:text-properties style:font-name-complex="Noto Sans Symbols1" style:font-family-complex="'Noto Sans Symbols'" style:font-family-generic-complex="system" style:font-pitch-complex="variable"/>
    </style:style>
    <style:style style:name="ListLabel_20_7" style:display-name="ListLabel 7" style:family="text">
      <style:text-properties style:font-name-complex="Noto Sans Symbols1" style:font-family-complex="'Noto Sans Symbols'" style:font-family-generic-complex="system" style:font-pitch-complex="variable"/>
    </style:style>
    <style:style style:name="ListLabel_20_8" style:display-name="ListLabel 8" style:family="text">
      <style:text-properties style:font-name-complex="Noto Sans Symbols1" style:font-family-complex="'Noto Sans Symbols'" style:font-family-generic-complex="system" style:font-pitch-complex="variable"/>
    </style:style>
    <style:style style:name="ListLabel_20_9" style:display-name="ListLabel 9" style:family="text">
      <style:text-properties style:font-name-complex="Noto Sans Symbols1" style:font-family-complex="'Noto Sans Symbols'" style:font-family-generic-complex="system" style:font-pitch-complex="variable"/>
    </style:style>
    <style:style style:name="ListLabel_20_10" style:display-name="ListLabel 10" style:family="text">
      <style:text-properties style:font-name-complex="Noto Sans Symbols1" style:font-family-complex="'Noto Sans Symbols'" style:font-family-generic-complex="system" style:font-pitch-complex="variable"/>
    </style:style>
    <style:style style:name="ListLabel_20_11" style:display-name="ListLabel 11" style:family="text">
      <style:text-properties style:font-name-complex="Noto Sans Symbols1" style:font-family-complex="'Noto Sans Symbols'" style:font-family-generic-complex="system" style:font-pitch-complex="variable"/>
    </style:style>
    <style:style style:name="ListLabel_20_12" style:display-name="ListLabel 12" style:family="text">
      <style:text-properties style:font-name-complex="Noto Sans Symbols1" style:font-family-complex="'Noto Sans Symbols'" style:font-family-generic-complex="system" style:font-pitch-complex="variable"/>
    </style:style>
    <style:style style:name="ListLabel_20_13" style:display-name="ListLabel 13" style:family="text">
      <style:text-properties style:font-name-complex="Noto Sans Symbols1" style:font-family-complex="'Noto Sans Symbols'" style:font-family-generic-complex="system" style:font-pitch-complex="variable"/>
    </style:style>
    <style:style style:name="ListLabel_20_14" style:display-name="ListLabel 14" style:family="text">
      <style:text-properties style:font-name-complex="Noto Sans Symbols1" style:font-family-complex="'Noto Sans Symbols'" style:font-family-generic-complex="system" style:font-pitch-complex="variable"/>
    </style:style>
    <style:style style:name="ListLabel_20_15" style:display-name="ListLabel 15" style:family="text">
      <style:text-properties style:font-name-complex="Noto Sans Symbols1" style:font-family-complex="'Noto Sans Symbols'" style:font-family-generic-complex="system" style:font-pitch-complex="variable"/>
    </style:style>
    <style:style style:name="ListLabel_20_16" style:display-name="ListLabel 16" style:family="text">
      <style:text-properties style:font-name-complex="Noto Sans Symbols1" style:font-family-complex="'Noto Sans Symbols'" style:font-family-generic-complex="system" style:font-pitch-complex="variable"/>
    </style:style>
    <style:style style:name="ListLabel_20_17" style:display-name="ListLabel 17" style:family="text">
      <style:text-properties style:font-name-complex="Noto Sans Symbols1" style:font-family-complex="'Noto Sans Symbols'" style:font-family-generic-complex="system" style:font-pitch-complex="variable"/>
    </style:style>
    <style:style style:name="ListLabel_20_18" style:display-name="ListLabel 18" style:family="text">
      <style:text-properties style:font-name-complex="Noto Sans Symbols1" style:font-family-complex="'Noto Sans Symbols'" style:font-family-generic-complex="system" style:font-pitch-complex="variable"/>
    </style:style>
    <style:style style:name="ListLabel_20_19" style:display-name="ListLabel 19" style:family="text">
      <style:text-properties style:font-name-complex="Noto Sans Symbols1" style:font-family-complex="'Noto Sans Symbols'" style:font-family-generic-complex="system" style:font-pitch-complex="variable"/>
    </style:style>
    <style:style style:name="ListLabel_20_20" style:display-name="ListLabel 20" style:family="text">
      <style:text-properties style:font-name-complex="Noto Sans Symbols1" style:font-family-complex="'Noto Sans Symbols'" style:font-family-generic-complex="system" style:font-pitch-complex="variable"/>
    </style:style>
    <style:style style:name="ListLabel_20_21" style:display-name="ListLabel 21" style:family="text">
      <style:text-properties style:font-name-complex="Noto Sans Symbols1" style:font-family-complex="'Noto Sans Symbols'" style:font-family-generic-complex="system" style:font-pitch-complex="variable"/>
    </style:style>
    <style:style style:name="ListLabel_20_22" style:display-name="ListLabel 22" style:family="text">
      <style:text-properties style:font-name-complex="Noto Sans Symbols1" style:font-family-complex="'Noto Sans Symbols'" style:font-family-generic-complex="system" style:font-pitch-complex="variable"/>
    </style:style>
    <style:style style:name="ListLabel_20_23" style:display-name="ListLabel 23" style:family="text">
      <style:text-properties style:font-name-complex="Noto Sans Symbols1" style:font-family-complex="'Noto Sans Symbols'" style:font-family-generic-complex="system" style:font-pitch-complex="variable"/>
    </style:style>
    <style:style style:name="ListLabel_20_24" style:display-name="ListLabel 24" style:family="text">
      <style:text-properties style:font-name-complex="Noto Sans Symbols1" style:font-family-complex="'Noto Sans Symbols'" style:font-family-generic-complex="system" style:font-pitch-complex="variable"/>
    </style:style>
    <style:style style:name="ListLabel_20_25" style:display-name="ListLabel 25" style:family="text">
      <style:text-properties style:font-name-complex="Noto Sans Symbols1" style:font-family-complex="'Noto Sans Symbols'" style:font-family-generic-complex="system" style:font-pitch-complex="variable"/>
    </style:style>
    <style:style style:name="ListLabel_20_26" style:display-name="ListLabel 26" style:family="text">
      <style:text-properties style:font-name-complex="Noto Sans Symbols1" style:font-family-complex="'Noto Sans Symbols'" style:font-family-generic-complex="system" style:font-pitch-complex="variable"/>
    </style:style>
    <style:style style:name="ListLabel_20_27" style:display-name="ListLabel 27" style:family="text">
      <style:text-properties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11T12:55:10.509000000</dc:date>
    <meta:editing-cycles>6</meta:editing-cycles>
    <meta:editing-duration>PT38M12S</meta:editing-duration>
    <meta:generator>LibreOffice/7.0.3.1$Windows_X86_64 LibreOffice_project/d7547858d014d4cf69878db179d326fc3483e082</meta:generator>
    <meta:document-statistic meta:table-count="0" meta:image-count="0" meta:object-count="0" meta:page-count="43" meta:paragraph-count="640" meta:word-count="13493" meta:character-count="74979" meta:non-whitespace-character-count="61952"/>
  </office:meta>
</office:document-meta>
</file>